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Mono CJK JP" svg:font-family="'Noto Sans Mono CJK JP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ela1" style:family="table">
      <style:table-properties style:width="17.018cm" fo:margin-left="0.236cm" table:align="left"/>
    </style:style>
    <style:style style:name="Tabela1.A" style:family="table-column">
      <style:table-column-properties style:column-width="0.617cm"/>
    </style:style>
    <style:style style:name="Tabela1.B" style:family="table-column">
      <style:table-column-properties style:column-width="0.383cm"/>
    </style:style>
    <style:style style:name="Tabela1.C" style:family="table-column">
      <style:table-column-properties style:column-width="3.316cm"/>
    </style:style>
    <style:style style:name="Tabela1.D" style:family="table-column">
      <style:table-column-properties style:column-width="12.702cm"/>
    </style:style>
    <style:style style:name="Tabela1.1" style:family="table-row">
      <style:table-row-properties style:min-row-height="3.514cm" style:use-optimal-row-height="false"/>
    </style:style>
    <style:style style:name="Tabela1.A1" style:family="table-cell">
      <style:table-cell-properties fo:padding="0cm" fo:border-left="0.75pt solid #999999" fo:border-right="0.75pt solid #999999" fo:border-top="0.75pt solid #999999" fo:border-bottom="none" style:writing-mode="lr-tb"/>
    </style:style>
    <style:style style:name="Tabela1.2" style:family="table-row">
      <style:table-row-properties style:min-row-height="0.871cm" style:use-optimal-row-height="false"/>
    </style:style>
    <style:style style:name="Tabela1.A2" style:family="table-cell">
      <style:table-cell-properties fo:padding="0cm" fo:border-left="0.75pt solid #999999" fo:border-right="none" fo:border-top="none" fo:border-bottom="none" style:writing-mode="lr-tb"/>
    </style:style>
    <style:style style:name="Tabela1.B2" style:family="table-cell">
      <style:table-cell-properties fo:padding="0cm" fo:border="none" style:writing-mode="lr-tb"/>
    </style:style>
    <style:style style:name="Tabela1.D2" style:family="table-cell">
      <style:table-cell-properties fo:padding="0cm" fo:border-left="none" fo:border-right="0.75pt solid #999999" fo:border-top="none" fo:border-bottom="none" style:writing-mode="lr-tb"/>
    </style:style>
    <style:style style:name="Tabela1.3" style:family="table-row">
      <style:table-row-properties style:min-row-height="0.58cm" style:use-optimal-row-height="false"/>
    </style:style>
    <style:style style:name="Tabela1.7" style:family="table-row">
      <style:table-row-properties style:min-row-height="0.903cm" style:use-optimal-row-height="false"/>
    </style:style>
    <style:style style:name="Tabela1.A7" style:family="table-cell">
      <style:table-cell-properties fo:padding="0cm" fo:border-left="0.75pt solid #999999" fo:border-right="none" fo:border-top="none" fo:border-bottom="0.75pt solid #999999" style:writing-mode="lr-tb"/>
    </style:style>
    <style:style style:name="Tabela1.B7" style:family="table-cell">
      <style:table-cell-properties fo:padding="0cm" fo:border-left="none" fo:border-right="none" fo:border-top="none" fo:border-bottom="0.75pt solid #999999" style:writing-mode="lr-tb"/>
    </style:style>
    <style:style style:name="Tabela1.D7" style:family="table-cell">
      <style:table-cell-properties fo:padding="0cm" fo:border-left="none" fo:border-right="0.75pt solid #999999" fo:border-top="none" fo:border-bottom="0.75pt solid #999999" style:writing-mode="lr-tb"/>
    </style:style>
    <style:style style:name="Tabela1.8" style:family="table-row">
      <style:table-row-properties style:min-row-height="0.781cm" style:use-optimal-row-height="false"/>
    </style:style>
    <style:style style:name="Tabela1.A8" style:family="table-cell">
      <style:table-cell-properties fo:padding="0cm" fo:border-left="none" fo:border-right="none" fo:border-top="0.75pt solid #999999" fo:border-bottom="none" style:writing-mode="lr-tb"/>
    </style:style>
    <style:style style:name="Tabela2" style:family="table">
      <style:table-properties style:width="17.018cm" fo:margin-left="0.236cm" table:align="left"/>
    </style:style>
    <style:style style:name="Tabela2.A" style:family="table-column">
      <style:table-column-properties style:column-width="0.617cm"/>
    </style:style>
    <style:style style:name="Tabela2.B" style:family="table-column">
      <style:table-column-properties style:column-width="0.383cm"/>
    </style:style>
    <style:style style:name="Tabela2.C" style:family="table-column">
      <style:table-column-properties style:column-width="3.316cm"/>
    </style:style>
    <style:style style:name="Tabela2.D" style:family="table-column">
      <style:table-column-properties style:column-width="12.702cm"/>
    </style:style>
    <style:style style:name="Tabela2.1" style:family="table-row">
      <style:table-row-properties style:min-row-height="3.514cm" style:use-optimal-row-height="false"/>
    </style:style>
    <style:style style:name="Tabela2.A1" style:family="table-cell">
      <style:table-cell-properties fo:padding="0cm" fo:border-left="0.75pt solid #999999" fo:border-right="0.75pt solid #999999" fo:border-top="0.75pt solid #999999" fo:border-bottom="none" style:writing-mode="lr-tb"/>
    </style:style>
    <style:style style:name="Tabela2.2" style:family="table-row">
      <style:table-row-properties style:min-row-height="0.871cm" style:use-optimal-row-height="false"/>
    </style:style>
    <style:style style:name="Tabela2.A2" style:family="table-cell">
      <style:table-cell-properties fo:padding="0cm" fo:border-left="0.75pt solid #999999" fo:border-right="none" fo:border-top="none" fo:border-bottom="none" style:writing-mode="lr-tb"/>
    </style:style>
    <style:style style:name="Tabela2.B2" style:family="table-cell">
      <style:table-cell-properties fo:padding="0cm" fo:border="none" style:writing-mode="lr-tb"/>
    </style:style>
    <style:style style:name="Tabela2.D2" style:family="table-cell">
      <style:table-cell-properties fo:padding="0cm" fo:border-left="none" fo:border-right="0.75pt solid #999999" fo:border-top="none" fo:border-bottom="none" style:writing-mode="lr-tb"/>
    </style:style>
    <style:style style:name="Tabela2.3" style:family="table-row">
      <style:table-row-properties style:min-row-height="0.58cm" style:use-optimal-row-height="false"/>
    </style:style>
    <style:style style:name="Tabela2.13" style:family="table-row">
      <style:table-row-properties style:min-row-height="0.903cm" style:use-optimal-row-height="false"/>
    </style:style>
    <style:style style:name="Tabela2.A13" style:family="table-cell">
      <style:table-cell-properties fo:padding="0cm" fo:border-left="0.75pt solid #999999" fo:border-right="none" fo:border-top="none" fo:border-bottom="0.75pt solid #999999" style:writing-mode="lr-tb"/>
    </style:style>
    <style:style style:name="Tabela2.B13" style:family="table-cell">
      <style:table-cell-properties fo:padding="0cm" fo:border-left="none" fo:border-right="none" fo:border-top="none" fo:border-bottom="0.75pt solid #999999" style:writing-mode="lr-tb"/>
    </style:style>
    <style:style style:name="Tabela2.D13" style:family="table-cell">
      <style:table-cell-properties fo:padding="0cm" fo:border-left="none" fo:border-right="0.75pt solid #999999" fo:border-top="none" fo:border-bottom="0.75pt solid #999999" style:writing-mode="lr-tb"/>
    </style:style>
    <style:style style:name="Tabela2.14" style:family="table-row">
      <style:table-row-properties style:min-row-height="0.781cm" style:use-optimal-row-height="false"/>
    </style:style>
    <style:style style:name="Tabela2.A14" style:family="table-cell">
      <style:table-cell-properties fo:padding="0cm" fo:border-left="none" fo:border-right="none" fo:border-top="0.75pt solid #999999" fo:border-bottom="none" style:writing-mode="lr-tb"/>
    </style:style>
    <style:style style:name="P1" style:family="paragraph" style:parent-style-name="Body_20_Text">
      <style:paragraph-properties fo:margin-top="0.018cm" fo:margin-bottom="0cm" style:contextual-spacing="false"/>
      <style:text-properties style:font-name="Arial" fo:font-size="10pt" style:font-size-asian="10pt"/>
    </style:style>
    <style:style style:name="P2" style:family="paragraph" style:parent-style-name="Body_20_Text">
      <style:paragraph-properties fo:margin-top="0.018cm" fo:margin-bottom="0cm" style:contextual-spacing="false"/>
      <style:text-properties style:font-name="Arial" fo:font-size="10pt" fo:font-weight="bold" style:font-size-asian="10pt" style:font-weight-asian="bold"/>
    </style:style>
    <style:style style:name="P3" style:family="paragraph" style:parent-style-name="Body_20_Text">
      <style:paragraph-properties fo:margin-left="0.316cm" fo:margin-right="0cm" fo:text-indent="0cm" style:auto-text-indent="false">
        <style:tab-stops/>
      </style:paragraph-properties>
    </style:style>
    <style:style style:name="P4" style:family="paragraph" style:parent-style-name="Body_20_Text">
      <style:paragraph-properties fo:margin-left="0.316cm" fo:margin-right="0cm" fo:margin-top="0.222cm" fo:margin-bottom="0cm" style:contextual-spacing="false" fo:text-indent="0cm" style:auto-text-indent="false">
        <style:tab-stops/>
      </style:paragraph-properties>
    </style:style>
    <style:style style:name="P5" style:family="paragraph" style:parent-style-name="Body_20_Text">
      <style:paragraph-properties fo:margin-left="0.316cm" fo:margin-right="0cm" fo:margin-top="0.224cm" fo:margin-bottom="0cm" style:contextual-spacing="false" fo:text-indent="0cm" style:auto-text-indent="false">
        <style:tab-stops/>
      </style:paragraph-properties>
    </style:style>
    <style:style style:name="P6" style:family="paragraph" style:parent-style-name="Body_20_Text">
      <style:paragraph-properties fo:margin-left="0.316cm" fo:margin-right="4.196cm" fo:line-height="161%" fo:text-indent="0cm" style:auto-text-indent="false">
        <style:tab-stops/>
      </style:paragraph-properties>
    </style:style>
    <style:style style:name="P7" style:family="paragraph" style:parent-style-name="Body_20_Text">
      <style:paragraph-properties fo:margin-left="0.316cm" fo:margin-right="0cm" fo:line-height="0.358cm" fo:text-indent="0cm" style:auto-text-indent="false">
        <style:tab-stops/>
      </style:paragraph-properties>
    </style:style>
    <style:style style:name="P8" style:family="paragraph" style:parent-style-name="Body_20_Text">
      <style:text-properties fo:font-size="10pt" style:font-size-asian="10pt"/>
    </style:style>
    <style:style style:name="P9" style:family="paragraph" style:parent-style-name="Body_20_Text">
      <style:paragraph-properties fo:margin-top="0.005cm" fo:margin-bottom="0cm" style:contextual-spacing="false"/>
      <style:text-properties fo:font-size="10pt" style:font-size-asian="10pt"/>
    </style:style>
    <style:style style:name="P10" style:family="paragraph" style:parent-style-name="Normal">
      <style:paragraph-properties fo:margin-left="0.379cm" fo:margin-right="0.374cm" fo:margin-top="0.543cm" fo:margin-bottom="0cm" style:contextual-spacing="false" fo:line-height="158%" fo:text-align="center" style:justify-single-word="false" fo:text-indent="0cm" style:auto-text-indent="false">
        <style:tab-stops/>
      </style:paragraph-properties>
    </style:style>
    <style:style style:name="P11" style:family="paragraph" style:parent-style-name="Table_20_Paragraph">
      <style:paragraph-properties fo:margin-top="0.011cm" fo:margin-bottom="0cm" style:contextual-spacing="false"/>
      <style:text-properties style:font-name="Arial" fo:font-size="10pt" style:font-size-asian="10pt"/>
    </style:style>
    <style:style style:name="P12" style:family="paragraph" style:parent-style-name="Table_20_Paragraph">
      <style:text-properties style:font-name="Arial" fo:font-size="10pt" style:font-size-asian="10pt"/>
    </style:style>
    <style:style style:name="P13" style:family="paragraph" style:parent-style-name="Table_20_Paragraph">
      <style:paragraph-properties fo:margin-top="0.018cm" fo:margin-bottom="0cm" style:contextual-spacing="false"/>
      <style:text-properties style:font-name="Arial" fo:font-size="10pt" style:font-size-asian="10pt"/>
    </style:style>
    <style:style style:name="P14" style:family="paragraph" style:parent-style-name="Table_20_Paragraph">
      <style:paragraph-properties fo:margin-top="0.016cm" fo:margin-bottom="0cm" style:contextual-spacing="false"/>
      <style:text-properties style:font-name="Arial" fo:font-size="9.5pt" style:font-size-asian="9.5pt"/>
    </style:style>
    <style:style style:name="P15" style:family="paragraph" style:parent-style-name="Table_20_Paragraph">
      <style:paragraph-properties fo:margin-top="0.012cm" fo:margin-bottom="0cm" style:contextual-spacing="false"/>
      <style:text-properties style:font-name="Arial" fo:font-size="9.5pt" style:font-size-asian="9.5pt"/>
    </style:style>
    <style:style style:name="P16" style:family="paragraph" style:parent-style-name="Table_20_Paragraph">
      <style:text-properties style:font-name="Times New Roman" fo:font-size="9pt" style:font-size-asian="9pt"/>
    </style:style>
    <style:style style:name="P17" style:family="paragraph" style:parent-style-name="Table_20_Paragraph">
      <style:paragraph-properties fo:margin-left="0.106cm" fo:margin-right="0cm" fo:margin-top="0.111cm" fo:margin-bottom="0cm" style:contextual-spacing="false" fo:text-indent="0cm" style:auto-text-indent="false">
        <style:tab-stops/>
      </style:paragraph-properties>
      <style:text-properties fo:font-size="9pt" style:font-size-asian="9pt"/>
    </style:style>
    <style:style style:name="P18" style:family="paragraph" style:parent-style-name="Table_20_Paragraph">
      <style:paragraph-properties fo:margin-left="0.106cm" fo:margin-right="0cm" fo:text-indent="0cm" style:auto-text-indent="false">
        <style:tab-stops/>
      </style:paragraph-properties>
      <style:text-properties fo:font-size="9pt" style:font-size-asian="9pt"/>
    </style:style>
    <style:style style:name="P19" style:family="paragraph" style:parent-style-name="Table_20_Paragraph">
      <style:paragraph-properties fo:margin-left="0.023cm" fo:margin-right="0cm" fo:margin-top="0.111cm" fo:margin-bottom="0cm" style:contextual-spacing="false" fo:text-align="center" style:justify-single-word="false" fo:text-indent="0cm" style:auto-text-indent="false">
        <style:tab-stops/>
      </style:paragraph-properties>
      <style:text-properties fo:font-size="9pt" style:font-size-asian="9pt"/>
    </style:style>
    <style:style style:name="P20" style:family="paragraph" style:parent-style-name="Table_20_Paragraph">
      <style:paragraph-properties fo:margin-left="0.023cm" fo:margin-right="0cm" fo:text-align="center" style:justify-single-word="false" fo:text-indent="0cm" style:auto-text-indent="false">
        <style:tab-stops/>
      </style:paragraph-properties>
      <style:text-properties fo:font-size="9pt" style:font-size-asian="9pt"/>
    </style:style>
    <style:style style:name="P21" style:family="paragraph" style:parent-style-name="Table_20_Paragraph">
      <style:paragraph-properties fo:margin-left="0cm" fo:margin-right="0.065cm" fo:margin-top="0.111cm" fo:margin-bottom="0cm" style:contextual-spacing="false" fo:text-align="end" style:justify-single-word="false" fo:text-indent="0cm" style:auto-text-indent="false"/>
      <style:text-properties fo:font-size="9pt" style:font-size-asian="9pt"/>
    </style:style>
    <style:style style:name="P22" style:family="paragraph" style:parent-style-name="Table_20_Paragraph">
      <style:paragraph-properties fo:margin-left="0cm" fo:margin-right="0.065cm" fo:text-align="end" style:justify-single-word="false" fo:text-indent="0cm" style:auto-text-indent="false"/>
      <style:text-properties fo:font-size="9pt" style:font-size-asian="9pt"/>
    </style:style>
    <style:style style:name="P23" style:family="paragraph" style:parent-style-name="Table_20_Paragraph">
      <style:paragraph-properties fo:margin-left="3.037cm" fo:margin-right="0cm" fo:line-height="0.33cm" fo:text-indent="0cm" style:auto-text-indent="false">
        <style:tab-stops/>
      </style:paragraph-properties>
    </style:style>
    <style:style style:name="P24" style:family="paragraph" style:parent-style-name="Table_20_Paragraph">
      <style:paragraph-properties fo:margin-left="0.33cm" fo:margin-right="0cm" fo:margin-top="0.002cm" fo:margin-bottom="0cm" style:contextual-spacing="false" fo:text-indent="0cm" style:auto-text-indent="false">
        <style:tab-stops/>
      </style:paragraph-properties>
    </style:style>
    <style:style style:name="P25" style:family="paragraph" style:parent-style-name="Table_20_Paragraph">
      <style:paragraph-properties fo:margin-left="0.33cm" fo:margin-right="0cm" fo:line-height="0.358cm" fo:text-indent="0cm" style:auto-text-indent="false">
        <style:tab-stops/>
      </style:paragraph-properties>
    </style:style>
    <style:style style:name="P26" style:family="paragraph" style:parent-style-name="Table_20_Paragraph">
      <style:paragraph-properties fo:margin-left="0.33cm" fo:margin-right="6.098cm" fo:line-height="161%" fo:text-indent="0cm" style:auto-text-indent="false">
        <style:tab-stops/>
      </style:paragraph-properties>
    </style:style>
    <style:style style:name="P27" style:family="paragraph" style:parent-style-name="Body_20_Text" style:master-page-name="MP1">
      <style:paragraph-properties fo:margin-left="0.392cm" fo:margin-right="0.386cm" fo:margin-top="0.136cm" fo:margin-bottom="0cm" style:contextual-spacing="false" fo:line-height="158%" fo:text-align="justify" style:justify-single-word="false" fo:text-indent="0cm" style:auto-text-indent="false" style:page-number="auto" fo:break-before="page">
        <style:tab-stops/>
      </style:paragraph-properties>
    </style:style>
    <style:style style:name="P28" style:family="paragraph" style:parent-style-name="Body_20_Text">
      <style:paragraph-properties fo:margin-left="0.379cm" fo:margin-right="0.374cm" fo:margin-top="0.543cm" fo:margin-bottom="0cm" style:contextual-spacing="false" fo:line-height="158%" fo:text-align="justify" style:justify-single-word="false" fo:text-indent="0cm" style:auto-text-indent="false">
        <style:tab-stops/>
      </style:paragraph-properties>
    </style:style>
    <style:style style:name="P29" style:family="paragraph" style:parent-style-name="Body_20_Text">
      <style:paragraph-properties fo:margin-top="0.012cm" fo:margin-bottom="0cm" style:contextual-spacing="false"/>
    </style:style>
    <style:style style:name="P30" style:family="paragraph" style:parent-style-name="Body_20_Text" style:master-page-name="MP9">
      <style:paragraph-properties fo:margin-top="0.012cm" fo:margin-bottom="0cm" style:contextual-spacing="false" style:page-number="auto" fo:break-before="page"/>
    </style:style>
    <style:style style:name="P31" style:family="paragraph" style:parent-style-name="Body_20_Text" style:master-page-name="MP7">
      <style:paragraph-properties fo:margin-top="0.012cm" fo:margin-bottom="0cm" style:contextual-spacing="false" style:page-number="auto" fo:break-before="page"/>
    </style:style>
    <style:style style:name="P32" style:family="paragraph" style:parent-style-name="Body_20_Text" style:master-page-name="MP2">
      <style:paragraph-properties fo:margin-top="0.012cm" fo:margin-bottom="0cm" style:contextual-spacing="false" style:page-number="auto" fo:break-before="page"/>
    </style:style>
    <style:style style:name="P33" style:family="paragraph" style:parent-style-name="Body_20_Text" style:master-page-name="MP11">
      <style:paragraph-properties fo:margin-left="0.21cm" fo:margin-right="0cm" fo:text-indent="0cm" style:auto-text-indent="false" style:page-number="auto" fo:break-before="page">
        <style:tab-stops/>
      </style:paragraph-properties>
    </style:style>
    <style:style style:name="P34" style:family="paragraph" style:parent-style-name="Body_20_Text" style:master-page-name="MP8">
      <style:paragraph-properties fo:margin-left="0.21cm" fo:margin-right="0cm" fo:text-indent="0cm" style:auto-text-indent="false" style:page-number="auto" fo:break-before="page">
        <style:tab-stops/>
      </style:paragraph-properties>
    </style:style>
    <style:style style:name="P35" style:family="paragraph" style:parent-style-name="Body_20_Text" style:master-page-name="MP6">
      <style:paragraph-properties fo:margin-left="0.21cm" fo:margin-right="0cm" fo:text-indent="0cm" style:auto-text-indent="false" style:page-number="auto" fo:break-before="page">
        <style:tab-stops/>
      </style:paragraph-properties>
    </style:style>
    <style:style style:name="P36" style:family="paragraph" style:parent-style-name="Body_20_Text" style:master-page-name="MP3">
      <style:paragraph-properties fo:margin-left="0.21cm" fo:margin-right="0cm" fo:text-indent="0cm" style:auto-text-indent="false" style:page-number="auto" fo:break-before="page">
        <style:tab-stops/>
      </style:paragraph-properties>
    </style:style>
    <style:style style:name="P37" style:family="paragraph" style:parent-style-name="Body_20_Text" style:master-page-name="MP10">
      <style:paragraph-properties fo:margin-left="0.554cm" fo:margin-right="0cm" fo:margin-top="0.143cm" fo:margin-bottom="0cm" style:contextual-spacing="false" fo:text-indent="0cm" style:auto-text-indent="false" style:page-number="auto" fo:break-before="page">
        <style:tab-stops/>
      </style:paragraph-properties>
    </style:style>
    <style:style style:name="P38" style:family="paragraph" style:parent-style-name="Body_20_Text">
      <style:paragraph-properties fo:margin-left="0.554cm" fo:margin-right="0cm" fo:text-indent="0cm" style:auto-text-indent="false">
        <style:tab-stops/>
      </style:paragraph-properties>
    </style:style>
    <style:style style:name="P39" style:family="paragraph" style:parent-style-name="Body_20_Text">
      <style:paragraph-properties fo:margin-left="0.554cm" fo:margin-right="0cm" fo:margin-top="0.222cm" fo:margin-bottom="0cm" style:contextual-spacing="false" fo:text-indent="0cm" style:auto-text-indent="false">
        <style:tab-stops/>
      </style:paragraph-properties>
    </style:style>
    <style:style style:name="P40" style:family="paragraph" style:parent-style-name="Body_20_Text">
      <style:paragraph-properties fo:margin-left="0.554cm" fo:margin-right="0cm" fo:margin-top="0.002cm" fo:margin-bottom="0cm" style:contextual-spacing="false" fo:text-indent="0cm" style:auto-text-indent="false">
        <style:tab-stops/>
      </style:paragraph-properties>
    </style:style>
    <style:style style:name="P41" style:family="paragraph" style:parent-style-name="Body_20_Text">
      <style:paragraph-properties fo:margin-left="0.554cm" fo:margin-right="0cm" fo:margin-top="0.224cm" fo:margin-bottom="0cm" style:contextual-spacing="false" fo:text-indent="0cm" style:auto-text-indent="false">
        <style:tab-stops/>
      </style:paragraph-properties>
    </style:style>
    <style:style style:name="P42" style:family="paragraph" style:parent-style-name="Body_20_Text">
      <style:paragraph-properties fo:margin-left="0cm" fo:margin-right="0cm" fo:margin-top="0.166cm" fo:margin-bottom="0cm" style:contextual-spacing="false" fo:text-indent="0cm" style:auto-text-indent="false">
        <style:tab-stops/>
      </style:paragraph-properties>
      <style:text-properties officeooo:paragraph-rsid="001ccd1b"/>
    </style:style>
    <style:style style:name="P43" style:family="paragraph" style:parent-style-name="Body_20_Text" style:master-page-name="MP4">
      <style:paragraph-properties fo:margin-left="0.374cm" fo:margin-right="0.374cm" fo:margin-top="0.136cm" fo:margin-bottom="0cm" style:contextual-spacing="false" fo:text-align="center" style:justify-single-word="false" fo:text-indent="0cm" style:auto-text-indent="false" style:page-number="auto" fo:break-before="page">
        <style:tab-stops/>
      </style:paragraph-properties>
    </style:style>
    <style:style style:name="P44" style:family="paragraph" style:parent-style-name="Body_20_Text">
      <style:paragraph-properties fo:margin-left="0.374cm" fo:margin-right="0.374cm" fo:margin-top="0.168cm" fo:margin-bottom="0cm" style:contextual-spacing="false" fo:text-align="center" style:justify-single-word="false" fo:text-indent="0cm" style:auto-text-indent="false">
        <style:tab-stops/>
      </style:paragraph-properties>
    </style:style>
    <style:style style:name="P45" style:family="paragraph" style:parent-style-name="Body_20_Text">
      <style:paragraph-properties fo:margin-left="0.374cm" fo:margin-right="0.374cm" fo:margin-top="0.166cm" fo:margin-bottom="0cm" style:contextual-spacing="false" fo:text-align="center" style:justify-single-word="false" fo:text-indent="0cm" style:auto-text-indent="false">
        <style:tab-stops/>
      </style:paragraph-properties>
    </style:style>
    <style:style style:name="P46" style:family="paragraph" style:parent-style-name="Body_20_Text">
      <style:paragraph-properties fo:margin-left="0.374cm" fo:margin-right="0.374cm" fo:margin-top="0.208cm" fo:margin-bottom="0cm" style:contextual-spacing="false" fo:text-align="center" style:justify-single-word="false" fo:text-indent="0cm" style:auto-text-indent="false">
        <style:tab-stops/>
      </style:paragraph-properties>
    </style:style>
    <style:style style:name="P47" style:family="paragraph" style:parent-style-name="Body_20_Text">
      <style:paragraph-properties fo:margin-left="0.374cm" fo:margin-right="0.374cm" fo:margin-top="0.519cm" fo:margin-bottom="0cm" style:contextual-spacing="false" fo:text-align="center" style:justify-single-word="false" fo:text-indent="0cm" style:auto-text-indent="false">
        <style:tab-stops/>
      </style:paragraph-properties>
    </style:style>
    <style:style style:name="P48" style:family="paragraph" style:parent-style-name="Body_20_Text">
      <style:paragraph-properties fo:margin-left="0.374cm" fo:margin-right="0.374cm" fo:margin-top="0.235cm" fo:margin-bottom="0cm" style:contextual-spacing="false" fo:text-align="center" style:justify-single-word="false" fo:text-indent="0cm" style:auto-text-indent="false">
        <style:tab-stops/>
      </style:paragraph-properties>
    </style:style>
    <style:style style:name="P49" style:family="paragraph" style:parent-style-name="Body_20_Text">
      <style:paragraph-properties fo:margin-left="0.374cm" fo:margin-right="0.374cm" fo:margin-top="0.52cm" fo:margin-bottom="0cm" style:contextual-spacing="false" fo:text-align="center" style:justify-single-word="false" fo:text-indent="0cm" style:auto-text-indent="false">
        <style:tab-stops/>
      </style:paragraph-properties>
    </style:style>
    <style:style style:name="P50" style:family="paragraph" style:parent-style-name="Body_20_Text" style:master-page-name="MP5">
      <style:paragraph-properties fo:margin-top="0.011cm" fo:margin-bottom="0cm" style:contextual-spacing="false" style:page-number="auto" fo:break-before="page"/>
      <style:text-properties style:font-name="Arial" fo:font-size="1pt" style:font-size-asian="1pt"/>
    </style:style>
    <style:style style:name="P51" style:family="paragraph" style:parent-style-name="Body_20_Text">
      <style:text-properties style:font-name="Arial" fo:font-size="10pt" style:font-size-asian="10pt"/>
    </style:style>
    <style:style style:name="P52" style:family="paragraph" style:parent-style-name="Body_20_Text">
      <style:paragraph-properties fo:margin-top="0.014cm" fo:margin-bottom="0cm" style:contextual-spacing="false"/>
      <style:text-properties style:font-name="Arial" fo:font-size="10pt" style:font-size-asian="10pt"/>
    </style:style>
    <style:style style:name="P53" style:family="paragraph" style:parent-style-name="Body_20_Text">
      <style:paragraph-properties fo:margin-top="0.004cm" fo:margin-bottom="0cm" style:contextual-spacing="false"/>
      <style:text-properties style:font-name="Arial" fo:font-size="12pt" style:font-size-asian="12pt" style:font-size-complex="12pt"/>
    </style:style>
    <style:style style:name="P54" style:family="paragraph" style:parent-style-name="Body_20_Text">
      <style:paragraph-properties fo:text-align="justify" style:justify-single-word="false"/>
      <style:text-properties style:font-name="Arial" fo:font-size="12pt" fo:font-weight="bold" style:font-size-asian="12pt" style:font-weight-asian="bold" style:font-size-complex="12pt"/>
    </style:style>
    <style:style style:name="P55" style:family="paragraph" style:parent-style-name="Body_20_Text">
      <style:text-properties style:font-name="Arial" fo:font-size="13pt" style:font-size-asian="13pt"/>
    </style:style>
    <style:style style:name="P56" style:family="paragraph" style:parent-style-name="Body_20_Text">
      <style:paragraph-properties fo:margin-top="0.007cm" fo:margin-bottom="0cm" style:contextual-spacing="false"/>
      <style:text-properties style:font-name="Arial" fo:font-size="13.5pt" style:font-size-asian="13.5pt"/>
    </style:style>
    <style:style style:name="P57" style:family="paragraph" style:parent-style-name="Body_20_Text">
      <style:paragraph-properties fo:margin-top="0.004cm" fo:margin-bottom="0cm" style:contextual-spacing="false"/>
      <style:text-properties style:font-name="Arial" fo:font-size="7pt" style:font-size-asian="7pt"/>
    </style:style>
    <style:style style:name="P58" style:family="paragraph" style:parent-style-name="Body_20_Text">
      <style:text-properties style:font-name="Arial" fo:font-size="6.5pt" style:font-size-asian="6.5pt"/>
    </style:style>
    <style:style style:name="P59" style:family="paragraph" style:parent-style-name="Body_20_Text">
      <style:paragraph-properties fo:margin-top="0.014cm" fo:margin-bottom="0cm" style:contextual-spacing="false"/>
      <style:text-properties style:font-name="Arial" fo:font-size="9.5pt" style:font-size-asian="9.5pt"/>
    </style:style>
    <style:style style:name="P60" style:family="paragraph" style:parent-style-name="Body_20_Text">
      <style:paragraph-properties fo:margin-top="0.016cm" fo:margin-bottom="0cm" style:contextual-spacing="false" fo:text-align="justify" style:justify-single-word="false"/>
      <style:text-properties style:font-name="Arial" fo:font-size="11pt" style:font-size-asian="11pt"/>
    </style:style>
    <style:style style:name="P61" style:family="paragraph" style:parent-style-name="Body_20_Text">
      <style:paragraph-properties fo:margin-top="0.007cm" fo:margin-bottom="0cm" style:contextual-spacing="false"/>
      <style:text-properties style:font-name="Arial" fo:font-size="4.5pt" style:font-size-asian="4.5pt"/>
    </style:style>
    <style:style style:name="P62" style:family="paragraph" style:parent-style-name="Body_20_Text">
      <style:paragraph-properties fo:margin-top="0.007cm" fo:margin-bottom="0cm" style:contextual-spacing="false"/>
      <style:text-properties style:font-name="Arial"/>
    </style:style>
    <style:style style:name="P63" style:family="paragraph" style:parent-style-name="Body_20_Text">
      <style:text-properties fo:font-size="10pt" style:font-size-asian="10pt"/>
    </style:style>
    <style:style style:name="P64" style:family="paragraph" style:parent-style-name="Body_20_Text">
      <style:paragraph-properties fo:margin-top="0.005cm" fo:margin-bottom="0cm" style:contextual-spacing="false"/>
      <style:text-properties fo:font-size="10pt" style:font-size-asian="10pt"/>
    </style:style>
    <style:style style:name="P65" style:family="paragraph" style:parent-style-name="Body_20_Text">
      <style:paragraph-properties fo:margin-top="0.004cm" fo:margin-bottom="0cm" style:contextual-spacing="false"/>
      <style:text-properties fo:font-size="10pt" style:font-size-asian="10pt"/>
    </style:style>
    <style:style style:name="P66" style:family="paragraph" style:parent-style-name="Body_20_Text">
      <style:paragraph-properties fo:margin-top="0.011cm" fo:margin-bottom="0cm" style:contextual-spacing="false"/>
      <style:text-properties fo:font-size="12pt" style:font-size-asian="12pt" style:font-size-complex="12pt"/>
    </style:style>
    <style:style style:name="P67" style:family="paragraph" style:parent-style-name="Body_20_Text">
      <style:paragraph-properties fo:margin-top="0.012cm" fo:margin-bottom="0cm" style:contextual-spacing="false"/>
      <style:text-properties fo:font-size="12pt" style:font-size-asian="12pt" style:font-size-complex="12pt"/>
    </style:style>
    <style:style style:name="P68" style:family="paragraph" style:parent-style-name="Body_20_Text">
      <style:paragraph-properties fo:margin-top="0.002cm" fo:margin-bottom="0cm" style:contextual-spacing="false"/>
    </style:style>
    <style:style style:name="P69" style:family="paragraph" style:parent-style-name="Body_20_Text">
      <style:paragraph-properties fo:margin-top="0.005cm" fo:margin-bottom="0cm" style:contextual-spacing="false"/>
    </style:style>
    <style:style style:name="P70" style:family="paragraph" style:parent-style-name="Body_20_Text">
      <style:paragraph-properties fo:margin-top="0.011cm" fo:margin-bottom="0cm" style:contextual-spacing="false"/>
    </style:style>
    <style:style style:name="P71" style:family="paragraph" style:parent-style-name="Body_20_Text">
      <style:paragraph-properties fo:margin-left="0.374cm" fo:margin-right="0.374cm" fo:margin-top="0.004cm" fo:margin-bottom="0cm" style:contextual-spacing="false" fo:text-align="justify" style:justify-single-word="false" fo:text-indent="0cm" style:auto-text-indent="false">
        <style:tab-stops/>
      </style:paragraph-properties>
    </style:style>
    <style:style style:name="P72" style:family="paragraph" style:parent-style-name="Body_20_Text">
      <style:paragraph-properties fo:margin-left="0.374cm" fo:margin-right="0.374cm" fo:margin-top="0.166cm" fo:margin-bottom="0cm" style:contextual-spacing="false" fo:text-align="justify" style:justify-single-word="false" fo:text-indent="0cm" style:auto-text-indent="false">
        <style:tab-stops/>
      </style:paragraph-properties>
    </style:style>
    <style:style style:name="P73" style:family="paragraph" style:parent-style-name="Body_20_Text">
      <style:paragraph-properties fo:margin-left="0.374cm" fo:margin-right="0.374cm" fo:margin-top="0.217cm" fo:margin-bottom="0cm" style:contextual-spacing="false" fo:text-align="justify" style:justify-single-word="false" fo:text-indent="0cm" style:auto-text-indent="false">
        <style:tab-stops/>
      </style:paragraph-properties>
    </style:style>
    <style:style style:name="P74" style:family="paragraph" style:parent-style-name="Body_20_Text">
      <style:paragraph-properties fo:margin-left="0.374cm" fo:margin-right="0.374cm" fo:margin-top="0.543cm" fo:margin-bottom="0cm" style:contextual-spacing="false" fo:text-align="justify" style:justify-single-word="false" fo:text-indent="0cm" style:auto-text-indent="false">
        <style:tab-stops/>
      </style:paragraph-properties>
    </style:style>
    <style:style style:name="P75" style:family="paragraph" style:parent-style-name="Body_20_Text">
      <style:paragraph-properties fo:margin-top="0.014cm" fo:margin-bottom="0cm" style:contextual-spacing="false"/>
      <style:text-properties fo:font-size="8.5pt" style:font-size-asian="8.5pt"/>
    </style:style>
    <style:style style:name="P76" style:family="paragraph" style:parent-style-name="Body_20_Text">
      <style:paragraph-properties fo:margin-top="0.011cm" fo:margin-bottom="0cm" style:contextual-spacing="false"/>
      <style:text-properties fo:font-size="4.5pt" style:font-size-asian="4.5pt"/>
    </style:style>
    <style:style style:name="P77" style:family="paragraph" style:parent-style-name="Body_20_Text">
      <style:paragraph-properties fo:margin-left="0.554cm" fo:margin-right="0cm" fo:line-height="0.358cm" fo:text-indent="0cm" style:auto-text-indent="false">
        <style:tab-stops/>
      </style:paragraph-properties>
    </style:style>
    <style:style style:name="P78" style:family="paragraph" style:parent-style-name="Body_20_Text">
      <style:paragraph-properties fo:margin-left="0.554cm" fo:margin-right="5.962cm" fo:margin-top="0.176cm" fo:margin-bottom="0cm" style:contextual-spacing="false" fo:line-height="161%" fo:text-indent="0cm" style:auto-text-indent="false">
        <style:tab-stops/>
      </style:paragraph-properties>
    </style:style>
    <style:style style:name="P79" style:family="paragraph" style:parent-style-name="Body_20_Text">
      <style:paragraph-properties fo:margin-left="0.554cm" fo:margin-right="5.962cm" fo:line-height="161%" fo:text-indent="0cm" style:auto-text-indent="false">
        <style:tab-stops/>
      </style:paragraph-properties>
    </style:style>
    <style:style style:name="P80" style:family="paragraph" style:parent-style-name="Body_20_Text">
      <style:paragraph-properties fo:margin-left="0.554cm" fo:margin-right="14.31cm" fo:margin-top="0.176cm" fo:margin-bottom="0cm" style:contextual-spacing="false" fo:line-height="161%" fo:text-indent="0cm" style:auto-text-indent="false">
        <style:tab-stops/>
      </style:paragraph-properties>
    </style:style>
    <style:style style:name="P81" style:family="paragraph" style:parent-style-name="Body_20_Text">
      <style:paragraph-properties fo:margin-top="0.019cm" fo:margin-bottom="0cm" style:contextual-spacing="false"/>
    </style:style>
    <style:style style:name="P82" style:family="paragraph" style:parent-style-name="Heading_20_1">
      <style:paragraph-properties fo:text-align="justify" style:justify-single-word="false"/>
    </style:style>
    <style:style style:name="P83" style:family="paragraph" style:parent-style-name="Heading_20_1">
      <style:paragraph-properties fo:margin-top="0.272cm" fo:margin-bottom="0cm" style:contextual-spacing="false" fo:text-align="justify" style:justify-single-word="false"/>
      <style:text-properties officeooo:paragraph-rsid="001ccd1b"/>
    </style:style>
    <style:style style:name="P84" style:family="paragraph" style:parent-style-name="Heading_20_1">
      <style:paragraph-properties fo:margin-top="0cm" fo:margin-bottom="0cm" style:contextual-spacing="false" fo:text-align="justify" style:justify-single-word="false"/>
    </style:style>
    <style:style style:name="P85" style:family="paragraph" style:parent-style-name="Heading_20_2">
      <style:paragraph-properties fo:margin-top="0cm" fo:margin-bottom="0cm" style:contextual-spacing="false"/>
    </style:style>
    <style:style style:name="P86" style:family="paragraph" style:parent-style-name="Heading_20_2">
      <style:paragraph-properties fo:margin-top="0.002cm" fo:margin-bottom="0cm" style:contextual-spacing="false"/>
    </style:style>
    <style:style style:name="P87" style:family="paragraph" style:parent-style-name="Title" style:master-page-name="MP0">
      <style:paragraph-properties style:page-number="auto"/>
    </style:style>
    <style:style style:name="P88" style:family="paragraph">
      <loext:graphic-properties draw:fill="none"/>
      <style:paragraph-properties style:writing-mode="lr-tb"/>
    </style:style>
    <style:style style:name="P89" style:family="paragraph">
      <style:paragraph-properties fo:margin-left="0.316cm" fo:margin-right="0cm" fo:margin-top="0.106cm" fo:margin-bottom="0cm" fo:text-indent="0cm">
        <style:tab-stops/>
      </style:paragraph-properties>
    </style:style>
    <style:style style:name="P90" style:family="paragraph">
      <style:paragraph-properties fo:margin-left="0.316cm" fo:margin-right="0cm" fo:margin-top="0.222cm" fo:margin-bottom="0cm" fo:text-indent="0cm">
        <style:tab-stops/>
      </style:paragraph-properties>
    </style:style>
    <style:style style:name="P91" style:family="paragraph">
      <style:paragraph-properties fo:margin-top="0.005cm" fo:margin-bottom="0cm"/>
    </style:style>
    <style:style style:name="P92" style:family="paragraph">
      <style:paragraph-properties fo:margin-left="0.316cm" fo:margin-right="0cm" fo:text-indent="0cm">
        <style:tab-stops/>
      </style:paragraph-properties>
    </style:style>
    <style:style style:name="P93" style:family="paragraph">
      <style:paragraph-properties fo:margin-left="0.316cm" fo:margin-right="0cm" fo:margin-top="0.224cm" fo:margin-bottom="0cm" fo:text-indent="0cm">
        <style:tab-stops/>
      </style:paragraph-properties>
    </style:style>
    <style:style style:name="P94" style:family="paragraph">
      <style:paragraph-properties fo:margin-top="0.004cm" fo:margin-bottom="0cm"/>
    </style:style>
    <style:style style:name="P95" style:family="paragraph">
      <style:paragraph-properties fo:margin-left="0.316cm" fo:margin-right="0cm" fo:margin-top="0.002cm" fo:margin-bottom="0cm" fo:text-indent="0cm">
        <style:tab-stops/>
      </style:paragraph-properties>
    </style:style>
    <style:style style:name="T1" style:family="text">
      <style:text-properties style:text-scale="95%"/>
    </style:style>
    <style:style style:name="T2" style:family="text">
      <style:text-properties fo:letter-spacing="-0.004cm"/>
    </style:style>
    <style:style style:name="T3" style:family="text">
      <style:text-properties fo:letter-spacing="-0.004cm" officeooo:rsid="001ccd1b"/>
    </style:style>
    <style:style style:name="T4" style:family="text">
      <style:text-properties style:font-name="Arial"/>
    </style:style>
    <style:style style:name="T5" style:family="text">
      <style:text-properties style:font-name="Arial" fo:letter-spacing="-0.004cm"/>
    </style:style>
    <style:style style:name="T6" style:family="text">
      <style:text-properties style:font-name="Arial" fo:letter-spacing="-0.004cm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7" style:family="text">
      <style:text-properties style:font-name="Arial" fo:letter-spacing="-0.004cm" style:text-underline-style="solid" style:text-underline-width="auto" style:text-underline-color="font-color" officeooo:rsid="001ccd1b" style:text-underline-mode="continuous" style:text-overline-mode="continuous" style:text-line-through-mode="continuous"/>
    </style:style>
    <style:style style:name="T8" style:family="text">
      <style:text-properties style:font-name="Arial" fo:letter-spacing="-0.004cm" fo:font-weight="bold" style:font-weight-asian="bold"/>
    </style:style>
    <style:style style:name="T9" style:family="text">
      <style:text-properties style:font-name="Arial" fo:letter-spacing="-0.005cm"/>
    </style:style>
    <style:style style:name="T10" style:family="text">
      <style:text-properties style:font-name="Arial" fo:letter-spacing="-0.005cm" fo:font-weight="bold" style:font-weight-asian="bold"/>
    </style:style>
    <style:style style:name="T11" style:family="text">
      <style:text-properties style:font-name="Arial" fo:font-weight="bold" style:font-weight-asian="bold"/>
    </style:style>
    <style:style style:name="T12" style:family="text">
      <style:text-properties style:font-name="Arial" fo:letter-spacing="-0.007cm"/>
    </style:style>
    <style:style style:name="T13" style:family="text">
      <style:text-properties style:font-name="Arial" fo:letter-spacing="-0.007cm" fo:font-weight="bold" style:font-weight-asian="bold"/>
    </style:style>
    <style:style style:name="T14" style:family="text">
      <style:text-properties style:font-name="Arial" fo:letter-spacing="-0.002cm"/>
    </style:style>
    <style:style style:name="T15" style:family="text">
      <style:text-properties style:font-name="Arial" fo:font-size="9pt" style:font-size-asian="9pt"/>
    </style:style>
    <style:style style:name="T16" style:family="text">
      <style:text-properties style:font-name="Arial" fo:font-size="9pt" fo:letter-spacing="-0.005cm" style:font-size-asian="9pt"/>
    </style:style>
    <style:style style:name="T17" style:family="text">
      <style:text-properties style:font-name="Arial" fo:font-size="9pt" fo:letter-spacing="-0.005cm" fo:font-weight="bold" style:font-size-asian="9pt" style:font-weight-asian="bold"/>
    </style:style>
    <style:style style:name="T18" style:family="text">
      <style:text-properties style:font-name="Arial" fo:font-size="9pt" fo:letter-spacing="-0.007cm" style:font-size-asian="9pt"/>
    </style:style>
    <style:style style:name="T19" style:family="text">
      <style:text-properties style:font-name="Arial" fo:font-size="9pt" fo:font-weight="bold" style:font-size-asian="9pt" style:font-weight-asian="bold"/>
    </style:style>
    <style:style style:name="T20" style:family="text">
      <style:text-properties style:font-name="Arial" fo:font-size="9pt" fo:font-style="italic" style:font-size-asian="9pt" style:font-style-asian="italic"/>
    </style:style>
    <style:style style:name="T21" style:family="text">
      <style:text-properties style:font-name="Arial" fo:font-size="9pt" fo:letter-spacing="-0.004cm" style:font-size-asian="9pt"/>
    </style:style>
    <style:style style:name="T22" style:family="text">
      <style:text-properties style:font-name="Arial" fo:letter-spacing="-0.009cm"/>
    </style:style>
    <style:style style:name="T23" style:family="text">
      <style:text-properties style:font-name="Arial" fo:font-size="10pt" style:font-size-asian="10pt"/>
    </style:style>
    <style:style style:name="T24" style:family="text">
      <style:text-properties style:font-name="Arial" fo:font-size="14pt" fo:letter-spacing="-0.004cm" style:text-underline-style="solid" style:text-underline-width="auto" style:text-underline-color="font-color" officeooo:rsid="001ccd1b" style:text-underline-mode="continuous" style:text-overline-mode="continuous" style:text-line-through-mode="continuous" style:font-size-asian="14pt" style:font-size-complex="14pt"/>
    </style:style>
    <style:style style:name="T25" style:family="text">
      <style:text-properties style:font-name="Arial" fo:font-size="12pt" fo:letter-spacing="-0.004cm" style:text-underline-style="solid" style:text-underline-width="auto" style:text-underline-color="font-color" officeooo:rsid="001ccd1b" style:text-underline-mode="continuous" style:text-overline-mode="continuous" style:text-line-through-mode="continuous" style:font-size-asian="12pt" style:font-size-complex="12pt"/>
    </style:style>
    <style:style style:name="T26" style:family="text">
      <style:text-properties style:font-name="Arial" fo:font-size="12pt" fo:letter-spacing="-0.004cm" style:font-size-asian="12pt" style:font-size-complex="12pt"/>
    </style:style>
    <style:style style:name="T27" style:family="text">
      <style:text-properties style:font-name="Arial" fo:font-size="12pt" fo:letter-spacing="-0.004cm" fo:font-weight="bold" style:font-size-asian="12pt" style:font-weight-asian="bold" style:font-size-complex="12pt"/>
    </style:style>
    <style:style style:name="T28" style:family="text">
      <style:text-properties style:font-name="Arial" fo:font-size="12pt" style:font-size-asian="12pt" style:font-size-complex="12pt"/>
    </style:style>
    <style:style style:name="T29" style:family="text">
      <style:text-properties style:font-name="Arial" fo:font-size="12pt" fo:letter-spacing="-0.005cm" style:font-size-asian="12pt" style:font-size-complex="12pt"/>
    </style:style>
    <style:style style:name="T30" style:family="text">
      <style:text-properties style:font-name="Arial" fo:font-size="12pt" fo:letter-spacing="-0.005cm" fo:font-weight="bold" style:font-size-asian="12pt" style:font-weight-asian="bold" style:font-size-complex="12pt"/>
    </style:style>
    <style:style style:name="T31" style:family="text">
      <style:text-properties style:font-name="Arial" fo:font-size="12pt" fo:font-weight="bold" style:font-size-asian="12pt" style:font-weight-asian="bold" style:font-size-complex="12pt"/>
    </style:style>
    <style:style style:name="T32" style:family="text">
      <style:text-properties style:font-name="Arial" fo:font-size="12pt" fo:letter-spacing="-0.007cm" style:font-size-asian="12pt" style:font-size-complex="12pt"/>
    </style:style>
    <style:style style:name="T33" style:family="text">
      <style:text-properties style:font-name="Arial" fo:font-size="12pt" fo:letter-spacing="-0.007cm" fo:font-weight="bold" style:font-size-asian="12pt" style:font-weight-asian="bold" style:font-size-complex="12pt"/>
    </style:style>
    <style:style style:name="T34" style:family="text">
      <style:text-properties style:font-name="Arial" fo:font-size="12pt" fo:letter-spacing="-0.002cm" style:font-size-asian="12pt" style:font-size-complex="12pt"/>
    </style:style>
    <style:style style:name="T35" style:family="text">
      <style:text-properties style:font-name="Arial" fo:font-size="12pt" fo:font-style="italic" style:font-size-asian="12pt" style:font-style-asian="italic" style:font-size-complex="12pt"/>
    </style:style>
    <style:style style:name="T36" style:family="text">
      <style:text-properties style:font-name="Arial" fo:font-size="25.5pt" fo:letter-spacing="-0.004cm" fo:language="pt" fo:country="PT" officeooo:rsid="001ccd1b" style:font-name-asian="Arial" style:font-size-asian="25.5pt" style:font-name-complex="Arial" style:font-size-complex="25.5pt"/>
    </style:style>
    <style:style style:name="T37" style:family="text">
      <style:text-properties style:font-name="Arial" fo:font-style="italic" style:font-style-asian="italic"/>
    </style:style>
    <style:style style:name="T38" style:family="text">
      <style:text-properties fo:letter-spacing="-0.034cm"/>
    </style:style>
    <style:style style:name="T39" style:family="text">
      <style:text-properties fo:letter-spacing="-0.018cm"/>
    </style:style>
    <style:style style:name="T40" style:family="text">
      <style:text-properties fo:letter-spacing="-0.051cm"/>
    </style:style>
    <style:style style:name="T41" style:family="text">
      <style:text-properties fo:letter-spacing="-0.009cm"/>
    </style:style>
    <style:style style:name="T42" style:family="text">
      <style:text-properties fo:font-size="10pt" style:font-size-asian="10pt"/>
    </style:style>
    <style:style style:name="T43" style:family="text">
      <style:text-properties fo:font-size="9pt" style:font-size-asian="9pt"/>
    </style:style>
    <style:style style:name="T44" style:family="text">
      <style:text-properties fo:font-size="9pt" fo:letter-spacing="-0.018cm" style:font-size-asian="9pt"/>
    </style:style>
    <style:style style:name="T45" style:family="text">
      <style:text-properties fo:font-size="9pt" fo:letter-spacing="-0.009cm" style:font-size-asian="9pt"/>
    </style:style>
    <style:style style:name="T46" style:family="text">
      <style:text-properties fo:font-size="9pt" fo:letter-spacing="-0.004cm" style:font-size-asian="9pt"/>
    </style:style>
    <style:style style:name="T47" style:family="text">
      <style:text-properties fo:letter-spacing="-0.012cm"/>
    </style:style>
    <style:style style:name="T48" style:family="text">
      <style:text-properties fo:letter-spacing="-0.035cm"/>
    </style:style>
    <style:style style:name="T49" style:family="text">
      <style:text-properties fo:font-size="28pt" style:font-size-asian="28pt" style:font-size-complex="28pt" style:text-scale="95%"/>
    </style:style>
    <style:style style:name="T50" style:family="text">
      <style:text-properties fo:font-size="28pt" fo:letter-spacing="-0.004cm" style:font-size-asian="28pt" style:font-size-complex="28pt"/>
    </style:style>
    <style:style style:name="T51" style:family="text">
      <style:text-properties fo:font-size="30pt" style:font-size-asian="30pt" style:font-size-complex="30pt" style:text-scale="95%"/>
    </style:style>
    <style:style style:name="T52" style:family="text">
      <style:text-properties fo:font-size="30pt" fo:letter-spacing="-0.004cm" style:font-size-asian="30pt" style:font-size-complex="30pt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ge" fo:background-color="transparent" draw:fill="none" draw:fill-color="#ffffff" fo:padding="0cm" fo:border="0.74pt solid #999999" style:writing-mode="lr-tb" draw:textarea-vertical-align="top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horizontal-pos="from-left" style:horizontal-rel="char" fo:background-color="transparent" draw:fill="none" draw:fill-color="#ffffff" fo:padding="0cm" fo:border="0.74pt solid #999999" style:writing-mode="lr-tb" draw:textarea-vertical-align="top"/>
    </style:style>
    <style:style style:name="gr1" style:family="graphic">
      <style:graphic-properties draw:stroke="solid" svg:stroke-width="0.026cm" svg:stroke-color="#999999" svg:stroke-opacity="100%" draw:stroke-linejoin="round" draw:fill="none" fo:min-height="0cm" fo:min-width="0cm" fo:padding-top="-0.021cm" fo:padding-bottom="-0.021cm" fo:padding-left="-0.021cm" fo:padding-right="-0.021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solid" svg:stroke-width="0.026cm" svg:stroke-color="#999999" svg:stroke-opacity="100%" draw:stroke-linejoin="round" draw:fill="none" fo:min-height="0cm" fo:min-width="0cm" fo:padding-top="-0.021cm" fo:padding-bottom="-0.021cm" fo:padding-left="-0.021cm" fo:padding-right="-0.021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3" style:family="graphic">
      <style:graphic-properties style:run-through="background" style:wrap="run-through" style:number-wrapped-paragraphs="no-limit" style:vertical-pos="from-top" style:horizontal-pos="from-left" style:horizontal-rel="char" draw:wrap-influence-on-position="once-concurrent" loext:allow-overlap="true" style:flow-with-text="false"/>
    </style:style>
    <style:style style:name="gr4" style:family="graphic">
      <style:graphic-properties draw:stroke="solid" svg:stroke-width="0.026cm" svg:stroke-color="#999999" svg:stroke-opacity="100%" draw:stroke-linejoin="round" draw:fill="none" fo:min-height="0cm" fo:min-width="0cm" fo:padding-top="-0.021cm" fo:padding-bottom="-0.021cm" fo:padding-left="-0.021cm" fo:padding-right="-0.021cm" style:run-through="background"/>
    </style:style>
    <style:style style:name="gr5" style:family="graphic">
      <style:graphic-properties draw:stroke="none" draw:fill="none" draw:textarea-vertical-align="top" draw:auto-grow-height="false" draw:auto-grow-width="false" fo:min-height="16.986cm" fo:min-width="3.81cm" fo:padding-top="0cm" fo:padding-bottom="0cm" fo:padding-left="0cm" fo:padding-right="0cm" fo:wrap-option="wrap" style:run-through="background"/>
      <style:paragraph-properties style:writing-mode="lr-tb"/>
    </style:style>
    <style:style style:name="gr6" style:family="graphic">
      <style:graphic-properties draw:stroke="none" draw:fill="none" draw:textarea-vertical-align="top" draw:auto-grow-height="false" draw:auto-grow-width="false" fo:min-height="16.986cm" fo:min-width="15.452cm" fo:padding-top="0cm" fo:padding-bottom="0cm" fo:padding-left="0cm" fo:padding-right="0cm" fo:wrap-option="wrap" style:run-through="background"/>
      <style:paragraph-properties style:writing-mode="lr-tb"/>
    </style:style>
    <style:style style:name="gr7" style:family="graphic">
      <style:graphic-properties draw:stroke="none" draw:fill="none" draw:textarea-vertical-align="top" draw:auto-grow-height="false" draw:auto-grow-width="false" fo:min-height="16.986cm" fo:min-width="1.482cm" fo:padding-top="0cm" fo:padding-bottom="0cm" fo:padding-left="0cm" fo:padding-right="0cm" fo:wrap-option="wrap" style:run-through="background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7"><text:span text:style-name="Default_20_Paragraph_20_Font"><text:span text:style-name="T51">8-</text:span></text:span><text:span text:style-name="Default_20_Paragraph_20_Font"><text:span text:style-name="T52">Puzzle</text:span></text:span></text:p>
      <text:p text:style-name="P42"><text:a xlink:type="simple" xlink:href="https://jdk.java.net/" office:target-frame-name="_top" xlink:show="replace" text:style-name="Internet_20_link" text:visited-style-name="Visited_20_Internet_20_Link"><text:span text:style-name="Default_20_Paragraph_20_Font"><text:span text:style-name="T25">Java 22.0.1</text:span></text:span></text:a></text:p>
      <text:h text:style-name="P83" text:outline-level="1"><text:span text:style-name="Default_20_Paragraph_20_Font"><text:span text:style-name="T3">Vis</text:span></text:span><text:span text:style-name="Default_20_Paragraph_20_Font"><text:span text:style-name="T36">ão Geral</text:span></text:span></text:h>
      <text:p text:style-name="P28"><text:span text:style-name="Default_20_Paragraph_20_Font"><text:span text:style-name="T28">Este</text:span></text:span><text:span text:style-name="Default_20_Paragraph_20_Font"><text:span text:style-name="T29"> </text:span></text:span><text:span text:style-name="Default_20_Paragraph_20_Font"><text:span text:style-name="T28">projeto</text:span></text:span><text:span text:style-name="Default_20_Paragraph_20_Font"><text:span text:style-name="T29"> </text:span></text:span><text:span text:style-name="Default_20_Paragraph_20_Font"><text:span text:style-name="T28">aborda</text:span></text:span><text:span text:style-name="Default_20_Paragraph_20_Font"><text:span text:style-name="T29"> </text:span></text:span><text:span text:style-name="Default_20_Paragraph_20_Font"><text:span text:style-name="T28">a</text:span></text:span><text:span text:style-name="Default_20_Paragraph_20_Font"><text:span text:style-name="T29"> </text:span></text:span><text:span text:style-name="Default_20_Paragraph_20_Font"><text:span text:style-name="T28">aplicação</text:span></text:span><text:span text:style-name="Default_20_Paragraph_20_Font"><text:span text:style-name="T29"> </text:span></text:span><text:span text:style-name="Default_20_Paragraph_20_Font"><text:span text:style-name="T28">do</text:span></text:span><text:span text:style-name="Default_20_Paragraph_20_Font"><text:span text:style-name="T29"> </text:span></text:span><text:span text:style-name="Default_20_Paragraph_20_Font"><text:span text:style-name="T28">algoritmo</text:span></text:span><text:span text:style-name="Default_20_Paragraph_20_Font"><text:span text:style-name="T29"> </text:span></text:span><text:span text:style-name="Default_20_Paragraph_20_Font"><text:span text:style-name="T28">de</text:span></text:span><text:span text:style-name="Default_20_Paragraph_20_Font"><text:span text:style-name="T29"> </text:span></text:span><text:span text:style-name="Default_20_Paragraph_20_Font"><text:span text:style-name="T28">busca</text:span></text:span><text:span text:style-name="Default_20_Paragraph_20_Font"><text:span text:style-name="T29"> </text:span></text:span><text:span text:style-name="Default_20_Paragraph_20_Font"><text:span text:style-name="T28">em</text:span></text:span><text:span text:style-name="Default_20_Paragraph_20_Font"><text:span text:style-name="T29"> </text:span></text:span><text:span text:style-name="Default_20_Paragraph_20_Font"><text:span text:style-name="T28">largura</text:span></text:span><text:span text:style-name="Default_20_Paragraph_20_Font"><text:span text:style-name="T29"> </text:span></text:span><text:span text:style-name="Default_20_Paragraph_20_Font"><text:span text:style-name="T28">(</text:span></text:span><text:span text:style-name="Default_20_Paragraph_20_Font"><text:span text:style-name="T31">Breadth-first</text:span></text:span><text:span text:style-name="Default_20_Paragraph_20_Font"><text:span text:style-name="T30"> </text:span></text:span><text:span text:style-name="Default_20_Paragraph_20_Font"><text:span text:style-name="T31">Search</text:span></text:span><text:span text:style-name="Default_20_Paragraph_20_Font"><text:span text:style-name="T28">)</text:span></text:span><text:span text:style-name="Default_20_Paragraph_20_Font"><text:span text:style-name="T29"> </text:span></text:span><text:span text:style-name="Default_20_Paragraph_20_Font"><text:span text:style-name="T28">sobre</text:span></text:span><text:span text:style-name="Default_20_Paragraph_20_Font"><text:span text:style-name="T29"> </text:span></text:span><text:span text:style-name="Default_20_Paragraph_20_Font"><text:span text:style-name="T28">o</text:span></text:span><text:span text:style-name="Default_20_Paragraph_20_Font"><text:span text:style-name="T29"> </text:span></text:span><text:span text:style-name="Default_20_Paragraph_20_Font"><text:span text:style-name="T28">jogo</text:span></text:span><text:span text:style-name="Default_20_Paragraph_20_Font"><text:span text:style-name="T32"> </text:span></text:span><text:span text:style-name="Default_20_Paragraph_20_Font"><text:span text:style-name="T31">8-Puzzle</text:span></text:span><text:span text:style-name="Default_20_Paragraph_20_Font"><text:span text:style-name="T28">.</text:span></text:span><text:span text:style-name="Default_20_Paragraph_20_Font"><text:span text:style-name="T29"> </text:span></text:span><text:span text:style-name="Default_20_Paragraph_20_Font"><text:span text:style-name="T28">Foi desenvolvido com Java 22, no Linux Ubuntu 22.04.</text:span></text:span></text:p>
      <text:p text:style-name="P60"/>
      <text:h text:style-name="P84" text:outline-level="1"><text:span text:style-name="Default_20_Paragraph_20_Font"><text:span text:style-name="T2">Instalação</text:span></text:span></text:h>
      <text:p text:style-name="P74"><text:span text:style-name="Default_20_Paragraph_20_Font"><text:span text:style-name="T28">Clone</text:span></text:span><text:span text:style-name="Default_20_Paragraph_20_Font"><text:span text:style-name="T34"> </text:span></text:span><text:span text:style-name="Default_20_Paragraph_20_Font"><text:span text:style-name="T28">o repositório e compile o código utilizando o comando</text:span></text:span><text:span text:style-name="Default_20_Paragraph_20_Font"><text:span text:style-name="T34"> </text:span></text:span><text:span text:style-name="Default_20_Paragraph_20_Font"><text:span text:style-name="T31">javac</text:span></text:span><text:span text:style-name="Default_20_Paragraph_20_Font"><text:span text:style-name="T28">, de acordo com o </text:span></text:span><text:span text:style-name="Default_20_Paragraph_20_Font"><text:span text:style-name="T26">exemplo:</text:span></text:span></text:p>
      <text:p text:style-name="P66"><draw:frame draw:style-name="fr1" draw:name="docshape4" text:anchor-type="paragraph" svg:x="1.988cm" svg:y="0.556cm" svg:width="17.013cm" style:rel-width="scale" svg:height="2.408cm" style:rel-height="scale" draw:z-index="9"><draw:text-box><text:p text:style-name="P1"/><text:p text:style-name="P6">git<text:span text:style-name="Default_20_Paragraph_20_Font"><text:span text:style-name="T38"> </text:span></text:span>clone<text:span text:style-name="Default_20_Paragraph_20_Font"><text:span text:style-name="T38"> </text:span></text:span>https://github.com/joaovitorbatistella/EightPuzzle.git cd EightPuzzle/EightPuzzle</text:p><text:p text:style-name="P7">javac -d . <text:span text:style-name="Default_20_Paragraph_20_Font"><text:span text:style-name="T2">src/com/mycompany/*.java</text:span></text:span></text:p></draw:text-box></draw:frame></text:p>
      <text:p text:style-name="P59"/>
      <text:h text:style-name="P82" text:outline-level="1"><text:span text:style-name="Default_20_Paragraph_20_Font"><text:span text:style-name="T2">Execução</text:span></text:span></text:h>
      <text:p text:style-name="P74"><text:span text:style-name="Default_20_Paragraph_20_Font"><text:span text:style-name="T28">Para</text:span></text:span><text:span text:style-name="Default_20_Paragraph_20_Font"><text:span text:style-name="T34"> </text:span></text:span><text:span text:style-name="Default_20_Paragraph_20_Font"><text:span text:style-name="T28">executar,</text:span></text:span><text:span text:style-name="Default_20_Paragraph_20_Font"><text:span text:style-name="T34"> </text:span></text:span><text:span text:style-name="Default_20_Paragraph_20_Font"><text:span text:style-name="T28">utilize</text:span></text:span><text:span text:style-name="Default_20_Paragraph_20_Font"><text:span text:style-name="T34"> </text:span></text:span><text:span text:style-name="Default_20_Paragraph_20_Font"><text:span text:style-name="T28">o comando</text:span></text:span><text:span text:style-name="Default_20_Paragraph_20_Font"><text:span text:style-name="T26"> </text:span></text:span><text:span text:style-name="Default_20_Paragraph_20_Font"><text:span text:style-name="T31">java</text:span></text:span><text:span text:style-name="Default_20_Paragraph_20_Font"><text:span text:style-name="T27"> </text:span></text:span><text:span text:style-name="Default_20_Paragraph_20_Font"><text:span text:style-name="T28">e o</text:span></text:span><text:span text:style-name="Default_20_Paragraph_20_Font"><text:span text:style-name="T34"> </text:span></text:span><text:span text:style-name="Default_20_Paragraph_20_Font"><text:span text:style-name="T28">caminho</text:span></text:span><text:span text:style-name="Default_20_Paragraph_20_Font"><text:span text:style-name="T34"> </text:span></text:span><text:span text:style-name="Default_20_Paragraph_20_Font"><text:span text:style-name="T28">onde</text:span></text:span><text:span text:style-name="Default_20_Paragraph_20_Font"><text:span text:style-name="T34"> </text:span></text:span><text:span text:style-name="Default_20_Paragraph_20_Font"><text:span text:style-name="T28">se encontra</text:span></text:span><text:span text:style-name="Default_20_Paragraph_20_Font"><text:span text:style-name="T34"> </text:span></text:span><text:span text:style-name="Default_20_Paragraph_20_Font"><text:span text:style-name="T28">a</text:span></text:span><text:span text:style-name="Default_20_Paragraph_20_Font"><text:span text:style-name="T34"> </text:span></text:span><text:span text:style-name="Default_20_Paragraph_20_Font"><text:span text:style-name="T28">função</text:span></text:span><text:span text:style-name="Default_20_Paragraph_20_Font"><text:span text:style-name="T34"> </text:span></text:span><text:span text:style-name="Default_20_Paragraph_20_Font"><text:span text:style-name="T33">Main</text:span></text:span></text:p>
      <text:p text:style-name="P67"><draw:frame draw:style-name="fr1" draw:name="docshape5" text:anchor-type="paragraph" svg:x="1.988cm" svg:y="0.556cm" svg:width="17.013cm" style:rel-width="scale" svg:height="1.244cm" style:rel-height="scale" draw:z-index="10"><draw:text-box><text:p text:style-name="P2"/><text:p text:style-name="P3">java <text:span text:style-name="Default_20_Paragraph_20_Font"><text:span text:style-name="T2">com.mycompany.EightPuzzle</text:span></text:span></text:p></draw:text-box></draw:frame></text:p>
      <text:p text:style-name="P54"/>
      <text:p text:style-name="P72"><text:span text:style-name="Default_20_Paragraph_20_Font"><text:span text:style-name="T28">Ao</text:span></text:span><text:span text:style-name="Default_20_Paragraph_20_Font"><text:span text:style-name="T34"> </text:span></text:span><text:span text:style-name="Default_20_Paragraph_20_Font"><text:span text:style-name="T28">executar,</text:span></text:span><text:span text:style-name="Default_20_Paragraph_20_Font"><text:span text:style-name="T34"> </text:span></text:span><text:span text:style-name="Default_20_Paragraph_20_Font"><text:span text:style-name="T28">será necessário</text:span></text:span><text:span text:style-name="Default_20_Paragraph_20_Font"><text:span text:style-name="T34"> </text:span></text:span><text:span text:style-name="Default_20_Paragraph_20_Font"><text:span text:style-name="T28">informar o</text:span></text:span><text:span text:style-name="Default_20_Paragraph_20_Font"><text:span text:style-name="T34"> </text:span></text:span><text:span text:style-name="Default_20_Paragraph_20_Font"><text:span text:style-name="T28">puzzle de</text:span></text:span><text:span text:style-name="Default_20_Paragraph_20_Font"><text:span text:style-name="T34"> </text:span></text:span><text:span text:style-name="Default_20_Paragraph_20_Font"><text:span text:style-name="T28">entrada e</text:span></text:span><text:span text:style-name="Default_20_Paragraph_20_Font"><text:span text:style-name="T34"> </text:span></text:span><text:span text:style-name="Default_20_Paragraph_20_Font"><text:span text:style-name="T28">o puzzle</text:span></text:span><text:span text:style-name="Default_20_Paragraph_20_Font"><text:span text:style-name="T34"> </text:span></text:span><text:span text:style-name="Default_20_Paragraph_20_Font"><text:span text:style-name="T28">na qual</text:span></text:span><text:span text:style-name="Default_20_Paragraph_20_Font"><text:span text:style-name="T34"> </text:span></text:span><text:span text:style-name="Default_20_Paragraph_20_Font"><text:span text:style-name="T28">representará o</text:span></text:span><text:span text:style-name="Default_20_Paragraph_20_Font"><text:span text:style-name="T34"> </text:span></text:span><text:span text:style-name="Default_20_Paragraph_20_Font"><text:span text:style-name="T28">estado final</text:span></text:span><text:span text:style-name="Default_20_Paragraph_20_Font"><text:span text:style-name="T34"> </text:span></text:span><text:span text:style-name="Default_20_Paragraph_20_Font"><text:span text:style-name="T28">ou </text:span></text:span><text:span text:style-name="Default_20_Paragraph_20_Font"><text:span text:style-name="T26">desejado.</text:span></text:span></text:p>
      <text:p text:style-name="P73"><text:span text:style-name="Default_20_Paragraph_20_Font"><text:span text:style-name="T28">As entradas devem conter valores inteiros separados por um espaço em branco, </text:span></text:span><text:span text:style-name="Default_20_Paragraph_20_Font"><text:span text:style-name="T26">exemplo:</text:span></text:span></text:p>
      <text:p text:style-name="P66"><draw:frame draw:style-name="fr1" draw:name="docshape6" text:anchor-type="paragraph" svg:x="1.988cm" svg:y="0.556cm" svg:width="17.013cm" style:rel-width="scale" svg:height="1.244cm" style:rel-height="scale" draw:z-index="11"><draw:text-box><text:p text:style-name="P1"/><text:p text:style-name="P3">1 2 4 3 0 5 7 6 <text:span text:style-name="Default_20_Paragraph_20_Font"><text:span text:style-name="T39">8</text:span></text:span></text:p></draw:text-box></draw:frame><draw:frame draw:style-name="fr1" draw:name="docshape7" text:anchor-type="paragraph" svg:x="1.988cm" svg:y="2.143cm" svg:width="17.013cm" style:rel-width="scale" svg:height="1.244cm" style:rel-height="scale" draw:z-index="12"><draw:text-box><text:p text:style-name="P1"/><text:p text:style-name="P3">0 1 2 3 4 5 6 7 <text:span text:style-name="Default_20_Paragraph_20_Font"><text:span text:style-name="T39">8</text:span></text:span></text:p></draw:text-box></draw:frame></text:p>
      <text:p text:style-name="P53"/>
      <text:p text:style-name="P27"><text:span text:style-name="Default_20_Paragraph_20_Font"><text:span text:style-name="T28">A</text:span></text:span><text:span text:style-name="Default_20_Paragraph_20_Font"><text:span text:style-name="T26"> </text:span></text:span><text:span text:style-name="Default_20_Paragraph_20_Font"><text:span text:style-name="T28">saída</text:span></text:span><text:span text:style-name="Default_20_Paragraph_20_Font"><text:span text:style-name="T26"> </text:span></text:span><text:span text:style-name="Default_20_Paragraph_20_Font"><text:span text:style-name="T28">do</text:span></text:span><text:span text:style-name="Default_20_Paragraph_20_Font"><text:span text:style-name="T26"> </text:span></text:span><text:span text:style-name="Default_20_Paragraph_20_Font"><text:span text:style-name="T28">programa</text:span></text:span><text:span text:style-name="Default_20_Paragraph_20_Font"><text:span text:style-name="T26"> </text:span></text:span><text:span text:style-name="Default_20_Paragraph_20_Font"><text:span text:style-name="T28">contém</text:span></text:span><text:span text:style-name="Default_20_Paragraph_20_Font"><text:span text:style-name="T26"> </text:span></text:span><text:span text:style-name="Default_20_Paragraph_20_Font"><text:span text:style-name="T28">o</text:span></text:span><text:span text:style-name="Default_20_Paragraph_20_Font"><text:span text:style-name="T26"> </text:span></text:span><text:span text:style-name="Default_20_Paragraph_20_Font"><text:span text:style-name="T28">número</text:span></text:span><text:span text:style-name="Default_20_Paragraph_20_Font"><text:span text:style-name="T26"> </text:span></text:span><text:span text:style-name="Default_20_Paragraph_20_Font"><text:span text:style-name="T28">de</text:span></text:span><text:span text:style-name="Default_20_Paragraph_20_Font"><text:span text:style-name="T26"> </text:span></text:span><text:span text:style-name="Default_20_Paragraph_20_Font"><text:span text:style-name="T28">nodos</text:span></text:span><text:span text:style-name="Default_20_Paragraph_20_Font"><text:span text:style-name="T26"> </text:span></text:span><text:span text:style-name="Default_20_Paragraph_20_Font"><text:span text:style-name="T28">criados</text:span></text:span><text:span text:style-name="Default_20_Paragraph_20_Font"><text:span text:style-name="T26"> </text:span></text:span><text:span text:style-name="Default_20_Paragraph_20_Font"><text:span text:style-name="T28">até</text:span></text:span><text:span text:style-name="Default_20_Paragraph_20_Font"><text:span text:style-name="T26"> </text:span></text:span><text:span text:style-name="Default_20_Paragraph_20_Font"><text:span text:style-name="T28">a</text:span></text:span><text:span text:style-name="Default_20_Paragraph_20_Font"><text:span text:style-name="T26"> </text:span></text:span><text:span text:style-name="Default_20_Paragraph_20_Font"><text:span text:style-name="T28">solução</text:span></text:span><text:span text:style-name="Default_20_Paragraph_20_Font"><text:span text:style-name="T26"> </text:span></text:span><text:span text:style-name="Default_20_Paragraph_20_Font"><text:span text:style-name="T28">do</text:span></text:span><text:span text:style-name="Default_20_Paragraph_20_Font"><text:span text:style-name="T26"> </text:span></text:span><text:span text:style-name="Default_20_Paragraph_20_Font"><text:span text:style-name="T28">puzzle,</text:span></text:span><text:span text:style-name="Default_20_Paragraph_20_Font"><text:span text:style-name="T26"> </text:span></text:span><text:span text:style-name="Default_20_Paragraph_20_Font"><text:span text:style-name="T28">o</text:span></text:span><text:span text:style-name="Default_20_Paragraph_20_Font"><text:span text:style-name="T26"> </text:span></text:span><text:span text:style-name="Default_20_Paragraph_20_Font"><text:span text:style-name="T28">tempo</text:span></text:span><text:span text:style-name="Default_20_Paragraph_20_Font"><text:span text:style-name="T26"> </text:span></text:span><text:span text:style-name="Default_20_Paragraph_20_Font"><text:span text:style-name="T28">de</text:span></text:span><text:span text:style-name="Default_20_Paragraph_20_Font"><text:span text:style-name="T26"> </text:span></text:span><text:span text:style-name="Default_20_Paragraph_20_Font"><text:span text:style-name="T28">execução</text:span></text:span><text:span text:style-name="Default_20_Paragraph_20_Font"><text:span text:style-name="T26"> </text:span></text:span><text:span text:style-name="Default_20_Paragraph_20_Font"><text:span text:style-name="T28">do</text:span></text:span><text:span text:style-name="Default_20_Paragraph_20_Font"><text:span text:style-name="T26"> </text:span></text:span><text:span text:style-name="Default_20_Paragraph_20_Font"><text:span text:style-name="T28">resolvedor (</text:span></text:span><text:span text:style-name="Default_20_Paragraph_20_Font"><text:span text:style-name="T31">Breadth-first Search</text:span></text:span><text:span text:style-name="Default_20_Paragraph_20_Font"><text:span text:style-name="T28">), o número de passos necessários para solucionar o puzzle e qual o caminho para a solução.</text:span></text:span></text:p>
      <text:p text:style-name="P71"><text:span text:style-name="Default_20_Paragraph_20_Font"><text:span text:style-name="T26">Exemplo:</text:span></text:span></text:p>
      <text:p text:style-name="P32"><draw:custom-shape text:anchor-type="paragraph" draw:z-index="3" draw:name="docshape8" draw:style-name="gr2" draw:text-style-name="P88" svg:width="17.013cm" svg:height="25.732cm" svg:x="1.988cm" svg:y="1.988cm"><text:p/><draw:enhanced-geometry svg:viewBox="0 0 9645 14588" draw:text-areas="?f18 ?f20 ?f19 ?f21" draw:glue-points="?f14 ?f15 ?f16 ?f15 ?f16 ?f17 ?f14 ?f17 ?f14 ?f15" draw:type="non-primitive" draw:enhanced-path="M 0 0 L 9645 0 9645 14588 M 0 14588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645"/><draw:equation draw:name="f7" draw:formula="?f4 / 14588"/><draw:equation draw:name="f8" draw:formula="0 + 1127 - 1127"/><draw:equation draw:name="f9" draw:formula="?f8 * ?f5 / 9645"/><draw:equation draw:name="f10" draw:formula="1127 * ?f4 / 14588"/><draw:equation draw:name="f11" draw:formula="0 + 10772 - 1127"/><draw:equation draw:name="f12" draw:formula="?f11 * ?f5 / 9645"/><draw:equation draw:name="f13" draw:formula="15715 * ?f4 / 14588"/><draw:equation draw:name="f14" draw:formula="?f9 / ?f6"/><draw:equation draw:name="f15" draw:formula="?f10 / ?f7"/><draw:equation draw:name="f16" draw:formula="?f12 / ?f6"/><draw:equation draw:name="f17" draw:formula="?f13 / ?f7"/><draw:equation draw:name="f18" draw:formula="0 / ?f6"/><draw:equation draw:name="f19" draw:formula="?f1 / ?f6"/><draw:equation draw:name="f20" draw:formula="0 / ?f7"/><draw:equation draw:name="f21" draw:formula="?f3 / ?f7"/></draw:enhanced-geometry></draw:custom-shape></text:p>
      <text:p text:style-name="P80"><text:span text:style-name="Default_20_Paragraph_20_Font"><text:span text:style-name="T2">Running... </text:span></text:span>Goal<text:span text:style-name="Default_20_Paragraph_20_Font"><text:span text:style-name="T40"> </text:span></text:span>found!</text:p>
      <text:p text:style-name="P77">Tracing <text:span text:style-name="Default_20_Paragraph_20_Font"><text:span text:style-name="T2">path...</text:span></text:span></text:p>
      <text:p text:style-name="P8"/>
      <text:p text:style-name="P9"/>
      <text:p text:style-name="P79">Number<text:span text:style-name="Default_20_Paragraph_20_Font"><text:span text:style-name="T41"> </text:span></text:span>of<text:span text:style-name="Default_20_Paragraph_20_Font"><text:span text:style-name="T41"> </text:span></text:span>states<text:span text:style-name="Default_20_Paragraph_20_Font"><text:span text:style-name="T41"> </text:span></text:span>needed<text:span text:style-name="Default_20_Paragraph_20_Font"><text:span text:style-name="T41"> </text:span></text:span>to<text:span text:style-name="Default_20_Paragraph_20_Font"><text:span text:style-name="T41"> </text:span></text:span>solve<text:span text:style-name="Default_20_Paragraph_20_Font"><text:span text:style-name="T41"> </text:span></text:span>(expanded<text:span text:style-name="Default_20_Paragraph_20_Font"><text:span text:style-name="T41"> </text:span></text:span>nodes):<text:span text:style-name="Default_20_Paragraph_20_Font"><text:span text:style-name="T41"> </text:span></text:span>9618 Time to solve (ms): 95.715531</text:p>
      <text:p text:style-name="P77">Solution steps: <text:span text:style-name="Default_20_Paragraph_20_Font"><text:span text:style-name="T41">15</text:span></text:span></text:p>
      <text:p text:style-name="P8"/>
      <text:p text:style-name="P9"/>
      <text:p text:style-name="P38"><text:span text:style-name="Default_20_Paragraph_20_Font"><text:span text:style-name="T2">Path:</text:span></text:span></text:p>
      <text:p text:style-name="P8"/>
      <text:p text:style-name="P9"/>
      <text:p text:style-name="P38">1 2 <text:span text:style-name="Default_20_Paragraph_20_Font"><text:span text:style-name="T39">4</text:span></text:span></text:p>
      <text:p text:style-name="P39">3 0 <text:span text:style-name="Default_20_Paragraph_20_Font"><text:span text:style-name="T39">5</text:span></text:span></text:p>
      <text:p text:style-name="P39">7 6 <text:span text:style-name="Default_20_Paragraph_20_Font"><text:span text:style-name="T39">8</text:span></text:span></text:p>
      <text:p text:style-name="P8"/>
      <text:p text:style-name="P9"/>
      <text:p text:style-name="P38">1 2 <text:span text:style-name="Default_20_Paragraph_20_Font"><text:span text:style-name="T39">4</text:span></text:span></text:p>
      <text:p text:style-name="P39">3 6 <text:span text:style-name="Default_20_Paragraph_20_Font"><text:span text:style-name="T39">5</text:span></text:span></text:p>
      <text:p text:style-name="P39">7 0 <text:span text:style-name="Default_20_Paragraph_20_Font"><text:span text:style-name="T39">8</text:span></text:span></text:p>
      <text:p text:style-name="P8"/>
      <text:p text:style-name="P9"/>
      <text:p text:style-name="P38">1 2 <text:span text:style-name="Default_20_Paragraph_20_Font"><text:span text:style-name="T39">4</text:span></text:span></text:p>
      <text:p text:style-name="P39">3 6 <text:span text:style-name="Default_20_Paragraph_20_Font"><text:span text:style-name="T39">5</text:span></text:span></text:p>
      <text:p text:style-name="P39">7 8 <text:span text:style-name="Default_20_Paragraph_20_Font"><text:span text:style-name="T39">0</text:span></text:span></text:p>
      <text:p text:style-name="P8"/>
      <text:p text:style-name="P9"/>
      <text:p text:style-name="P38">1 2 <text:span text:style-name="Default_20_Paragraph_20_Font"><text:span text:style-name="T39">4</text:span></text:span></text:p>
      <text:p text:style-name="P39">3 6 <text:span text:style-name="Default_20_Paragraph_20_Font"><text:span text:style-name="T39">0</text:span></text:span></text:p>
      <text:p text:style-name="P41">7 8 <text:span text:style-name="Default_20_Paragraph_20_Font"><text:span text:style-name="T39">5</text:span></text:span></text:p>
      <text:p text:style-name="P8"/>
      <text:p text:style-name="P65"/>
      <text:p text:style-name="P38">1 2 <text:span text:style-name="Default_20_Paragraph_20_Font"><text:span text:style-name="T39">0</text:span></text:span></text:p>
      <text:p text:style-name="P41">3 6 <text:span text:style-name="Default_20_Paragraph_20_Font"><text:span text:style-name="T39">4</text:span></text:span></text:p>
      <text:p text:style-name="P39">7 8 <text:span text:style-name="Default_20_Paragraph_20_Font"><text:span text:style-name="T39">5</text:span></text:span></text:p>
      <text:p text:style-name="P8"/>
      <text:p text:style-name="P65"/>
      <text:p text:style-name="P40">1 0 <text:span text:style-name="Default_20_Paragraph_20_Font"><text:span text:style-name="T39">2</text:span></text:span></text:p>
      <text:p text:style-name="P39">3 6 <text:span text:style-name="Default_20_Paragraph_20_Font"><text:span text:style-name="T39">4</text:span></text:span></text:p>
      <text:p text:style-name="P39">7 8 <text:span text:style-name="Default_20_Paragraph_20_Font"><text:span text:style-name="T39">5</text:span></text:span></text:p>
      <text:p text:style-name="P8"/>
      <text:p text:style-name="P9"/>
      <text:p text:style-name="P38">0 1 <text:span text:style-name="Default_20_Paragraph_20_Font"><text:span text:style-name="T39">2</text:span></text:span></text:p>
      <text:p text:style-name="P39">3 6 <text:span text:style-name="Default_20_Paragraph_20_Font"><text:span text:style-name="T39">4</text:span></text:span></text:p>
      <text:p text:style-name="P39">7 8 <text:span text:style-name="Default_20_Paragraph_20_Font"><text:span text:style-name="T39">5</text:span></text:span></text:p>
      <text:p text:style-name="P8"/>
      <text:p text:style-name="P9"/>
      <text:p text:style-name="P38">3 1 <text:span text:style-name="Default_20_Paragraph_20_Font"><text:span text:style-name="T39">2</text:span></text:span></text:p>
      <text:p text:style-name="P39">0 6 <text:span text:style-name="Default_20_Paragraph_20_Font"><text:span text:style-name="T39">4</text:span></text:span></text:p>
      <text:p text:style-name="P39">7 8 <text:span text:style-name="Default_20_Paragraph_20_Font"><text:span text:style-name="T39">5</text:span></text:span></text:p>
      <text:p text:style-name="P8"/>
      <text:p text:style-name="P9"/>
      <text:p text:style-name="P38">3 1 <text:span text:style-name="Default_20_Paragraph_20_Font"><text:span text:style-name="T39">2</text:span></text:span></text:p>
      <text:p text:style-name="P36"><text:span text:style-name="Default_20_Paragraph_20_Font"><text:span text:style-name="T42"><draw:g text:anchor-type="as-char" svg:y="0cm" draw:z-index="1" draw:name="docshapegroup9" draw:style-name="gr3"><draw:custom-shape draw:name="docshape10" draw:style-name="gr4" draw:text-style-name="P88" svg:width="17.013cm" svg:height="15.467cm" svg:x="0cm" svg:y="0cm"><text:p/><draw:enhanced-geometry svg:viewBox="0 0 9645 8768" draw:text-areas="?f18 ?f20 ?f19 ?f21" draw:glue-points="?f14 ?f15 ?f14 ?f16 ?f17 ?f16 ?f17 ?f15" draw:type="non-primitive" draw:enhanced-path="M 9645 0 L 9645 8768 0 8768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645"/><draw:equation draw:name="f7" draw:formula="?f4 / 8768"/><draw:equation draw:name="f8" draw:formula="0 + 9652 - 7"/><draw:equation draw:name="f9" draw:formula="?f8 * ?f5 / 9645"/><draw:equation draw:name="f10" draw:formula="0 + 7 - 7"/><draw:equation draw:name="f11" draw:formula="7 * ?f4 / 8768"/><draw:equation draw:name="f12" draw:formula="8775 * ?f4 / 8768"/><draw:equation draw:name="f13" draw:formula="?f10 * ?f5 / 9645"/><draw:equation draw:name="f14" draw:formula="?f9 / ?f6"/><draw:equation draw:name="f15" draw:formula="?f11 / ?f7"/><draw:equation draw:name="f16" draw:formula="?f12 / ?f7"/><draw:equation draw:name="f17" draw:formula="?f13 / ?f6"/><draw:equation draw:name="f18" draw:formula="0 / ?f6"/><draw:equation draw:name="f19" draw:formula="?f1 / ?f6"/><draw:equation draw:name="f20" draw:formula="0 / ?f7"/><draw:equation draw:name="f21" draw:formula="?f3 / ?f7"/></draw:enhanced-geometry></draw:custom-shape><draw:frame draw:name="docshape11" draw:style-name="gr6" draw:text-style-name="P88" svg:width="16.985cm" svg:height="15.452cm" svg:x="0.014cm" svg:y="0cm"><draw:text-box><text:p text:style-name="P89"><text:span text:style-name="T43">6 0 </text:span><text:span text:style-name="T44">4</text:span></text:p><text:p text:style-name="P90"><text:span text:style-name="T43">7 8 </text:span><text:span text:style-name="T44">5</text:span></text:p><text:p><text:span text:style-name="T42"/></text:p><text:p text:style-name="P91"><text:span text:style-name="T42"/></text:p><text:p text:style-name="P92"><text:span text:style-name="T43">3 1 </text:span><text:span text:style-name="T44">2</text:span></text:p><text:p text:style-name="P90"><text:span text:style-name="T43">6 4 </text:span><text:span text:style-name="T44">0</text:span></text:p><text:p text:style-name="P90"><text:span text:style-name="T43">7 8 </text:span><text:span text:style-name="T44">5</text:span></text:p><text:p><text:span text:style-name="T42"/></text:p><text:p text:style-name="P91"><text:span text:style-name="T42"/></text:p><text:p text:style-name="P92"><text:span text:style-name="T43">3 1 </text:span><text:span text:style-name="T44">2</text:span></text:p><text:p text:style-name="P90"><text:span text:style-name="T43">6 4 </text:span><text:span text:style-name="T44">5</text:span></text:p><text:p text:style-name="P90"><text:span text:style-name="T43">7 8 </text:span><text:span text:style-name="T44">0</text:span></text:p><text:p><text:span text:style-name="T42"/></text:p><text:p text:style-name="P91"><text:span text:style-name="T42"/></text:p><text:p text:style-name="P92"><text:span text:style-name="T43">3 1 </text:span><text:span text:style-name="T44">2</text:span></text:p><text:p text:style-name="P90"><text:span text:style-name="T43">6 4 </text:span><text:span text:style-name="T44">5</text:span></text:p><text:p text:style-name="P90"><text:span text:style-name="T43">7 0 </text:span><text:span text:style-name="T44">8</text:span></text:p><text:p><text:span text:style-name="T42"/></text:p><text:p text:style-name="P91"><text:span text:style-name="T42"/></text:p><text:p text:style-name="P92"><text:span text:style-name="T43">3 1 </text:span><text:span text:style-name="T44">2</text:span></text:p><text:p text:style-name="P90"><text:span text:style-name="T43">6 4 </text:span><text:span text:style-name="T44">5</text:span></text:p><text:p text:style-name="P93"><text:span text:style-name="T43">0 7 </text:span><text:span text:style-name="T44">8</text:span></text:p><text:p><text:span text:style-name="T42"/></text:p><text:p text:style-name="P94"><text:span text:style-name="T42"/></text:p><text:p text:style-name="P95"><text:span text:style-name="T43">3 1 </text:span><text:span text:style-name="T44">2</text:span></text:p><text:p text:style-name="P90"><text:span text:style-name="T43">0 4 </text:span><text:span text:style-name="T44">5</text:span></text:p><text:p text:style-name="P90"><text:span text:style-name="T43">6 7 </text:span><text:span text:style-name="T44">8</text:span></text:p><text:p><text:span text:style-name="T42"/></text:p><text:p text:style-name="P94"><text:span text:style-name="T42"/></text:p><text:p text:style-name="P95"><text:span text:style-name="T43">0 1 </text:span><text:span text:style-name="T44">2</text:span></text:p><text:p text:style-name="P90"><text:span text:style-name="T43">3 4 </text:span><text:span text:style-name="T44">5</text:span></text:p><text:p text:style-name="P90"><text:span text:style-name="T43">6 7 </text:span><text:span text:style-name="T44">8</text:span></text:p></draw:text-box></draw:frame></draw:g></text:span></text:span></text:p>
      <text:p text:style-name="P75"/>
      <text:h text:style-name="Heading_20_1" text:outline-level="1"><text:span text:style-name="Default_20_Paragraph_20_Font"><text:span text:style-name="T2">Testes</text:span></text:span></text:h>
      <text:p text:style-name="P10"><text:span text:style-name="Default_20_Paragraph_20_Font"><text:span text:style-name="T28">Os</text:span></text:span><text:span text:style-name="Default_20_Paragraph_20_Font"><text:span text:style-name="T29"> </text:span></text:span><text:span text:style-name="Default_20_Paragraph_20_Font"><text:span text:style-name="T28">testes</text:span></text:span><text:span text:style-name="Default_20_Paragraph_20_Font"><text:span text:style-name="T29"> </text:span></text:span><text:span text:style-name="Default_20_Paragraph_20_Font"><text:span text:style-name="T28">executados</text:span></text:span><text:span text:style-name="Default_20_Paragraph_20_Font"><text:span text:style-name="T29"> </text:span></text:span><text:span text:style-name="Default_20_Paragraph_20_Font"><text:span text:style-name="T28">foram</text:span></text:span><text:span text:style-name="Default_20_Paragraph_20_Font"><text:span text:style-name="T29"> </text:span></text:span><text:span text:style-name="Default_20_Paragraph_20_Font"><text:span text:style-name="T28">comparados</text:span></text:span><text:span text:style-name="Default_20_Paragraph_20_Font"><text:span text:style-name="T29"> </text:span></text:span><text:span text:style-name="Default_20_Paragraph_20_Font"><text:span text:style-name="T28">à</text:span></text:span><text:span text:style-name="Default_20_Paragraph_20_Font"><text:span text:style-name="T29"> </text:span></text:span><text:span text:style-name="Default_20_Paragraph_20_Font"><text:span text:style-name="T28">performance</text:span></text:span><text:span text:style-name="Default_20_Paragraph_20_Font"><text:span text:style-name="T29"> </text:span></text:span><text:span text:style-name="Default_20_Paragraph_20_Font"><text:span text:style-name="T28">do</text:span></text:span><text:span text:style-name="Default_20_Paragraph_20_Font"><text:span text:style-name="T29"> </text:span></text:span><text:span text:style-name="Default_20_Paragraph_20_Font"><text:span text:style-name="T28">resolvedor</text:span></text:span><text:span text:style-name="Default_20_Paragraph_20_Font"><text:span text:style-name="T32"> </text:span></text:span><text:span text:style-name="Default_20_Paragraph_20_Font"><text:span text:style-name="T31">Sliding</text:span></text:span><text:span text:style-name="Default_20_Paragraph_20_Font"><text:span text:style-name="T30"> </text:span></text:span><text:span text:style-name="Default_20_Paragraph_20_Font"><text:span text:style-name="T31">Generator</text:span></text:span><text:span text:style-name="Default_20_Paragraph_20_Font"><text:span text:style-name="T30"> </text:span></text:span><text:span text:style-name="Default_20_Paragraph_20_Font"><text:span text:style-name="T31">And</text:span></text:span><text:span text:style-name="Default_20_Paragraph_20_Font"><text:span text:style-name="T30"> </text:span></text:span><text:span text:style-name="Default_20_Paragraph_20_Font"><text:span text:style-name="T31">Solver</text:span></text:span><text:span text:style-name="Default_20_Paragraph_20_Font"><text:span text:style-name="T28">,</text:span></text:span><text:span text:style-name="Default_20_Paragraph_20_Font"><text:span text:style-name="T29"> </text:span></text:span><text:span text:style-name="Default_20_Paragraph_20_Font"><text:span text:style-name="T28">aqui</text:span></text:span><text:span text:style-name="Default_20_Paragraph_20_Font"><text:span text:style-name="T29"> </text:span></text:span><text:span text:style-name="Default_20_Paragraph_20_Font"><text:span text:style-name="T28">abreviado para </text:span></text:span><text:span text:style-name="Default_20_Paragraph_20_Font"><text:span text:style-name="T35">SGAS</text:span></text:span><text:span text:style-name="Default_20_Paragraph_20_Font"><text:span text:style-name="T28">.</text:span></text:span></text:p>
      <text:p text:style-name="P52"/>
      <text:h text:style-name="P85" text:outline-level="2"><text:span text:style-name="Default_20_Paragraph_20_Font"><text:span text:style-name="T47">Teste</text:span></text:span><text:span text:style-name="Default_20_Paragraph_20_Font"><text:span text:style-name="T48"> </text:span></text:span><text:span text:style-name="Default_20_Paragraph_20_Font"><text:span text:style-name="T41">#1</text:span></text:span></text:h>
      <text:p text:style-name="P49"><text:span text:style-name="Default_20_Paragraph_20_Font"><text:span text:style-name="T4">Gerado</text:span></text:span><text:span text:style-name="Default_20_Paragraph_20_Font"><text:span text:style-name="T14"> </text:span></text:span><text:span text:style-name="Default_20_Paragraph_20_Font"><text:span text:style-name="T4">no</text:span></text:span><text:span text:style-name="Default_20_Paragraph_20_Font"><text:span text:style-name="T14"> </text:span></text:span><text:span text:style-name="Default_20_Paragraph_20_Font"><text:span text:style-name="T4">SGAS com</text:span></text:span><text:span text:style-name="Default_20_Paragraph_20_Font"><text:span text:style-name="T14"> </text:span></text:span><text:span text:style-name="Default_20_Paragraph_20_Font"><text:span text:style-name="T4">shuffle</text:span></text:span><text:span text:style-name="Default_20_Paragraph_20_Font"><text:span text:style-name="T14"> </text:span></text:span><text:span text:style-name="Default_20_Paragraph_20_Font"><text:span text:style-name="T4">= </text:span></text:span><text:span text:style-name="Default_20_Paragraph_20_Font"><text:span text:style-name="T22">1.</text:span></text:span></text:p>
      <text:p text:style-name="P51"/>
      <text:p text:style-name="P48"><text:span text:style-name="Default_20_Paragraph_20_Font"><text:span text:style-name="T5">Entradas:</text:span></text:span></text:p>
      <text:p text:style-name="P69"><draw:frame draw:style-name="fr1" draw:name="docshape12" text:anchor-type="paragraph" svg:x="1.988cm" svg:y="0.529cm" svg:width="17.013cm" style:rel-width="scale" svg:height="1.244cm" style:rel-height="scale" draw:z-index="13"><draw:text-box><text:p text:style-name="P1"/><text:p text:style-name="P3">1 2 3 4 5 0 7 8 <text:span text:style-name="Default_20_Paragraph_20_Font"><text:span text:style-name="T39">6</text:span></text:span></text:p></draw:text-box></draw:frame><draw:frame draw:style-name="fr1" draw:name="docshape13" text:anchor-type="paragraph" svg:x="1.988cm" svg:y="2.117cm" svg:width="17.013cm" style:rel-width="scale" svg:height="1.244cm" style:rel-height="scale" draw:z-index="14"><draw:text-box><text:p text:style-name="P1"/><text:p text:style-name="P3">1 2 3 4 5 6 7 8 <text:span text:style-name="Default_20_Paragraph_20_Font"><text:span text:style-name="T39">0</text:span></text:span></text:p></draw:text-box></draw:frame></text:p>
      <text:p text:style-name="P57"/>
      <text:p text:style-name="P43"><text:span text:style-name="Default_20_Paragraph_20_Font"><text:span text:style-name="T5">Saída:</text:span></text:span></text:p>
      <text:p text:style-name="P56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table:number-columns-spanned="4" office:value-type="string">
            <text:p text:style-name="P13"/>
            <text:p text:style-name="P26"><text:span text:style-name="Default_20_Paragraph_20_Font"><text:span text:style-name="T43">Number</text:span></text:span><text:span text:style-name="Default_20_Paragraph_20_Font"><text:span text:style-name="T45"> </text:span></text:span><text:span text:style-name="Default_20_Paragraph_20_Font"><text:span text:style-name="T43">of</text:span></text:span><text:span text:style-name="Default_20_Paragraph_20_Font"><text:span text:style-name="T45"> </text:span></text:span><text:span text:style-name="Default_20_Paragraph_20_Font"><text:span text:style-name="T43">states</text:span></text:span><text:span text:style-name="Default_20_Paragraph_20_Font"><text:span text:style-name="T45"> </text:span></text:span><text:span text:style-name="Default_20_Paragraph_20_Font"><text:span text:style-name="T43">needed</text:span></text:span><text:span text:style-name="Default_20_Paragraph_20_Font"><text:span text:style-name="T45"> </text:span></text:span><text:span text:style-name="Default_20_Paragraph_20_Font"><text:span text:style-name="T43">to</text:span></text:span><text:span text:style-name="Default_20_Paragraph_20_Font"><text:span text:style-name="T45"> </text:span></text:span><text:span text:style-name="Default_20_Paragraph_20_Font"><text:span text:style-name="T43">solve</text:span></text:span><text:span text:style-name="Default_20_Paragraph_20_Font"><text:span text:style-name="T45"> </text:span></text:span><text:span text:style-name="Default_20_Paragraph_20_Font"><text:span text:style-name="T43">(expanded</text:span></text:span><text:span text:style-name="Default_20_Paragraph_20_Font"><text:span text:style-name="T45"> </text:span></text:span><text:span text:style-name="Default_20_Paragraph_20_Font"><text:span text:style-name="T43">nodes):</text:span></text:span><text:span text:style-name="Default_20_Paragraph_20_Font"><text:span text:style-name="T45"> </text:span></text:span><text:span text:style-name="Default_20_Paragraph_20_Font"><text:span text:style-name="T43">3 Time to solve (ms): 0.22812</text:span></text:span></text:p>
            <text:p text:style-name="P25"><text:span text:style-name="Default_20_Paragraph_20_Font"><text:span text:style-name="T43">Solution steps: </text:span></text:span><text:span text:style-name="Default_20_Paragraph_20_Font"><text:span text:style-name="T44">1</text:span></text:span></text:p>
            <text:p text:style-name="P12"/>
            <text:p text:style-name="P15"/>
            <text:p text:style-name="P24"><text:span text:style-name="Default_20_Paragraph_20_Font"><text:span text:style-name="T46">Path:</text:span></text:span></text:p>
          </table:table-cell>
          <table:covered-table-cell/>
          <table:covered-table-cell/>
          <table:covered-table-cell/>
        </table:table-row>
        <table:table-row table:style-name="Tabela1.2">
          <table:table-cell table:style-name="Tabela1.A2" office:value-type="string">
            <text:p text:style-name="P14"/>
            <text:p text:style-name="P22">1</text:p>
          </table:table-cell>
          <table:table-cell table:style-name="Tabela1.B2" office:value-type="string">
            <text:p text:style-name="P14"/>
            <text:p text:style-name="P20">2</text:p>
          </table:table-cell>
          <table:table-cell table:style-name="Tabela1.B2" office:value-type="string">
            <text:p text:style-name="P14"/>
            <text:p text:style-name="P18">3</text:p>
          </table:table-cell>
          <table:table-cell table:style-name="Tabela1.D2" office:value-type="string">
            <text:p text:style-name="P16"/>
          </table:table-cell>
        </table:table-row>
        <table:table-row table:style-name="Tabela1.3">
          <table:table-cell table:style-name="Tabela1.A2" office:value-type="string">
            <text:p text:style-name="P21">4</text:p>
          </table:table-cell>
          <table:table-cell table:style-name="Tabela1.B2" office:value-type="string">
            <text:p text:style-name="P19">5</text:p>
          </table:table-cell>
          <table:table-cell table:style-name="Tabela1.B2" office:value-type="string">
            <text:p text:style-name="P17">0</text:p>
          </table:table-cell>
          <table:table-cell table:style-name="Tabela1.D2" office:value-type="string">
            <text:p text:style-name="P16"/>
          </table:table-cell>
        </table:table-row>
        <table:table-row table:style-name="Tabela1.2">
          <table:table-cell table:style-name="Tabela1.A2" office:value-type="string">
            <text:p text:style-name="P21">7</text:p>
          </table:table-cell>
          <table:table-cell table:style-name="Tabela1.B2" office:value-type="string">
            <text:p text:style-name="P19">8</text:p>
          </table:table-cell>
          <table:table-cell table:style-name="Tabela1.B2" office:value-type="string">
            <text:p text:style-name="P17">6</text:p>
          </table:table-cell>
          <table:table-cell table:style-name="Tabela1.D2" office:value-type="string">
            <text:p text:style-name="P16"/>
          </table:table-cell>
        </table:table-row>
        <table:table-row table:style-name="Tabela1.2">
          <table:table-cell table:style-name="Tabela1.A2" office:value-type="string">
            <text:p text:style-name="P14"/>
            <text:p text:style-name="P22">1</text:p>
          </table:table-cell>
          <table:table-cell table:style-name="Tabela1.B2" office:value-type="string">
            <text:p text:style-name="P14"/>
            <text:p text:style-name="P20">2</text:p>
          </table:table-cell>
          <table:table-cell table:style-name="Tabela1.B2" office:value-type="string">
            <text:p text:style-name="P14"/>
            <text:p text:style-name="P18">3</text:p>
          </table:table-cell>
          <table:table-cell table:style-name="Tabela1.D2" office:value-type="string">
            <text:p text:style-name="P16"/>
          </table:table-cell>
        </table:table-row>
        <table:table-row table:style-name="Tabela1.3">
          <table:table-cell table:style-name="Tabela1.A2" office:value-type="string">
            <text:p text:style-name="P21">4</text:p>
          </table:table-cell>
          <table:table-cell table:style-name="Tabela1.B2" office:value-type="string">
            <text:p text:style-name="P19">5</text:p>
          </table:table-cell>
          <table:table-cell table:style-name="Tabela1.B2" office:value-type="string">
            <text:p text:style-name="P17">6</text:p>
          </table:table-cell>
          <table:table-cell table:style-name="Tabela1.D2" office:value-type="string">
            <text:p text:style-name="P16"/>
          </table:table-cell>
        </table:table-row>
        <table:table-row table:style-name="Tabela1.7">
          <table:table-cell table:style-name="Tabela1.A7" office:value-type="string">
            <text:p text:style-name="P21">7</text:p>
          </table:table-cell>
          <table:table-cell table:style-name="Tabela1.B7" office:value-type="string">
            <text:p text:style-name="P19">8</text:p>
          </table:table-cell>
          <table:table-cell table:style-name="Tabela1.B7" office:value-type="string">
            <text:p text:style-name="P17">0</text:p>
          </table:table-cell>
          <table:table-cell table:style-name="Tabela1.D7" office:value-type="string">
            <text:p text:style-name="P16"/>
          </table:table-cell>
        </table:table-row>
        <table:table-row table:style-name="Tabela1.8">
          <table:table-cell table:style-name="Tabela1.A8" office:value-type="string">
            <text:p text:style-name="P16"/>
          </table:table-cell>
          <table:table-cell table:style-name="Tabela1.A8" office:value-type="string">
            <text:p text:style-name="P16"/>
          </table:table-cell>
          <table:table-cell table:style-name="Tabela1.A8" office:value-type="string">
            <text:p text:style-name="P16"/>
          </table:table-cell>
          <table:table-cell table:style-name="Tabela1.A8" office:value-type="string">
            <text:p text:style-name="P11"/>
            <text:p text:style-name="P23"><text:span text:style-name="Default_20_Paragraph_20_Font"><text:span text:style-name="T15">Saída no </text:span></text:span><text:span text:style-name="Default_20_Paragraph_20_Font"><text:span text:style-name="T21">SGAS:</text:span></text:span></text:p>
          </table:table-cell>
        </table:table-row>
      </table:table>
      <text:p text:style-name="P68"><draw:frame draw:style-name="fr1" draw:name="docshape14" text:anchor-type="paragraph" svg:x="1.988cm" svg:y="0.526cm" svg:width="17.013cm" style:rel-width="scale" svg:height="4.736cm" style:rel-height="scale" draw:z-index="15"><draw:text-box><text:p text:style-name="P1"/><text:p text:style-name="P3"><text:span text:style-name="Default_20_Paragraph_20_Font"><text:span text:style-name="T2">&lt;SolutionTime&gt;0&lt;/SolutionTime&gt;</text:span></text:span></text:p><text:p text:style-name="P4"><text:span text:style-name="Default_20_Paragraph_20_Font"><text:span text:style-name="T2">&lt;NoOfStoredNodes&gt;3&lt;/NoOfStoredNodes&gt;</text:span></text:span></text:p><text:p text:style-name="P4"><text:span text:style-name="Default_20_Paragraph_20_Font"><text:span text:style-name="T2">&lt;NoOfNodeExpansion&gt;2&lt;/NoOfNodeExpansion&gt;</text:span></text:span></text:p><text:p text:style-name="P4"><text:span text:style-name="Default_20_Paragraph_20_Font"><text:span text:style-name="T2">&lt;SolutionStep&gt;1&lt;/SolutionStep&gt;</text:span></text:span></text:p><text:p text:style-name="P8"/><text:p text:style-name="P9"/><text:p text:style-name="P3"><text:span text:style-name="Default_20_Paragraph_20_Font"><text:span text:style-name="T2">&lt;Node0&gt;1,2,3,4,5,0,7,8,6&lt;/Node0&gt;</text:span></text:span></text:p><text:p text:style-name="P4"><text:span text:style-name="Default_20_Paragraph_20_Font"><text:span text:style-name="T2">&lt;Node1&gt;1,2,3,4,5,6,7,8,0&lt;/Node1&gt;</text:span></text:span></text:p></draw:text-box></draw:frame></text:p>
      <text:p text:style-name="P55"/>
      <text:h text:style-name="P86" text:outline-level="2"><text:span text:style-name="Default_20_Paragraph_20_Font"><text:span text:style-name="T47">Teste</text:span></text:span><text:span text:style-name="Default_20_Paragraph_20_Font"><text:span text:style-name="T48"> </text:span></text:span><text:span text:style-name="Default_20_Paragraph_20_Font"><text:span text:style-name="T41">#2</text:span></text:span></text:h>
      <text:p text:style-name="P47"><text:span text:style-name="Default_20_Paragraph_20_Font"><text:span text:style-name="T4">Gerado</text:span></text:span><text:span text:style-name="Default_20_Paragraph_20_Font"><text:span text:style-name="T14"> </text:span></text:span><text:span text:style-name="Default_20_Paragraph_20_Font"><text:span text:style-name="T4">no</text:span></text:span><text:span text:style-name="Default_20_Paragraph_20_Font"><text:span text:style-name="T14"> </text:span></text:span><text:span text:style-name="Default_20_Paragraph_20_Font"><text:span text:style-name="T4">SGAS com</text:span></text:span><text:span text:style-name="Default_20_Paragraph_20_Font"><text:span text:style-name="T14"> </text:span></text:span><text:span text:style-name="Default_20_Paragraph_20_Font"><text:span text:style-name="T4">shuffle</text:span></text:span><text:span text:style-name="Default_20_Paragraph_20_Font"><text:span text:style-name="T14"> </text:span></text:span><text:span text:style-name="Default_20_Paragraph_20_Font"><text:span text:style-name="T4">= </text:span></text:span><text:span text:style-name="Default_20_Paragraph_20_Font"><text:span text:style-name="T22">3.</text:span></text:span></text:p>
      <text:p text:style-name="P51"/>
      <text:p text:style-name="P48"><text:span text:style-name="Default_20_Paragraph_20_Font"><text:span text:style-name="T5">Entradas:</text:span></text:span></text:p>
      <text:p text:style-name="P69"><draw:frame draw:style-name="fr1" draw:name="docshape15" text:anchor-type="paragraph" svg:x="1.988cm" svg:y="0.529cm" svg:width="17.013cm" style:rel-width="scale" svg:height="1.244cm" style:rel-height="scale" draw:z-index="16"><draw:text-box><text:p text:style-name="P1"/><text:p text:style-name="P3">1 2 3 0 4 6 7 5 <text:span text:style-name="Default_20_Paragraph_20_Font"><text:span text:style-name="T39">8</text:span></text:span></text:p></draw:text-box></draw:frame><draw:frame draw:style-name="fr1" draw:name="docshape16" text:anchor-type="paragraph" svg:x="1.988cm" svg:y="2.117cm" svg:width="17.013cm" style:rel-width="scale" svg:height="1.244cm" style:rel-height="scale" draw:z-index="17"><draw:text-box><text:p text:style-name="P1"/><text:p text:style-name="P3">1 2 3 4 5 6 7 8 <text:span text:style-name="Default_20_Paragraph_20_Font"><text:span text:style-name="T39">0</text:span></text:span></text:p></draw:text-box></draw:frame></text:p>
      <text:p text:style-name="P57"/>
      <text:p text:style-name="P58"/>
      <text:p text:style-name="P45"><text:span text:style-name="Default_20_Paragraph_20_Font"><text:span text:style-name="T5">Saída:</text:span></text:span></text:p>
      <text:p text:style-name="P50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 table:style-name="Tabela2.1">
          <table:table-cell table:style-name="Tabela2.A1" table:number-columns-spanned="4" office:value-type="string">
            <text:p text:style-name="P13"/>
            <text:p text:style-name="P26"><text:span text:style-name="Default_20_Paragraph_20_Font"><text:span text:style-name="T43">Number</text:span></text:span><text:span text:style-name="Default_20_Paragraph_20_Font"><text:span text:style-name="T45"> </text:span></text:span><text:span text:style-name="Default_20_Paragraph_20_Font"><text:span text:style-name="T43">of</text:span></text:span><text:span text:style-name="Default_20_Paragraph_20_Font"><text:span text:style-name="T45"> </text:span></text:span><text:span text:style-name="Default_20_Paragraph_20_Font"><text:span text:style-name="T43">states</text:span></text:span><text:span text:style-name="Default_20_Paragraph_20_Font"><text:span text:style-name="T45"> </text:span></text:span><text:span text:style-name="Default_20_Paragraph_20_Font"><text:span text:style-name="T43">needed</text:span></text:span><text:span text:style-name="Default_20_Paragraph_20_Font"><text:span text:style-name="T45"> </text:span></text:span><text:span text:style-name="Default_20_Paragraph_20_Font"><text:span text:style-name="T43">to</text:span></text:span><text:span text:style-name="Default_20_Paragraph_20_Font"><text:span text:style-name="T45"> </text:span></text:span><text:span text:style-name="Default_20_Paragraph_20_Font"><text:span text:style-name="T43">solve</text:span></text:span><text:span text:style-name="Default_20_Paragraph_20_Font"><text:span text:style-name="T45"> </text:span></text:span><text:span text:style-name="Default_20_Paragraph_20_Font"><text:span text:style-name="T43">(expanded</text:span></text:span><text:span text:style-name="Default_20_Paragraph_20_Font"><text:span text:style-name="T45"> </text:span></text:span><text:span text:style-name="Default_20_Paragraph_20_Font"><text:span text:style-name="T43">nodes):</text:span></text:span><text:span text:style-name="Default_20_Paragraph_20_Font"><text:span text:style-name="T45"> </text:span></text:span><text:span text:style-name="Default_20_Paragraph_20_Font"><text:span text:style-name="T43">20 Time to solve (ms): 0.359827</text:span></text:span></text:p>
            <text:p text:style-name="P25"><text:span text:style-name="Default_20_Paragraph_20_Font"><text:span text:style-name="T43">Solution steps: </text:span></text:span><text:span text:style-name="Default_20_Paragraph_20_Font"><text:span text:style-name="T44">3</text:span></text:span></text:p>
            <text:p text:style-name="P12"/>
            <text:p text:style-name="P15"/>
            <text:p text:style-name="P24"><text:span text:style-name="Default_20_Paragraph_20_Font"><text:span text:style-name="T46">Path:</text:span></text:span></text:p>
          </table:table-cell>
          <table:covered-table-cell/>
          <table:covered-table-cell/>
          <table:covered-table-cell/>
        </table:table-row>
        <table:table-row table:style-name="Tabela2.2">
          <table:table-cell table:style-name="Tabela2.A2" office:value-type="string">
            <text:p text:style-name="P14"/>
            <text:p text:style-name="P22">1</text:p>
          </table:table-cell>
          <table:table-cell table:style-name="Tabela2.B2" office:value-type="string">
            <text:p text:style-name="P14"/>
            <text:p text:style-name="P20">2</text:p>
          </table:table-cell>
          <table:table-cell table:style-name="Tabela2.B2" office:value-type="string">
            <text:p text:style-name="P14"/>
            <text:p text:style-name="P18">3</text:p>
          </table:table-cell>
          <table:table-cell table:style-name="Tabela2.D2" office:value-type="string">
            <text:p text:style-name="P16"/>
          </table:table-cell>
        </table:table-row>
        <table:table-row table:style-name="Tabela2.3">
          <table:table-cell table:style-name="Tabela2.A2" office:value-type="string">
            <text:p text:style-name="P21">0</text:p>
          </table:table-cell>
          <table:table-cell table:style-name="Tabela2.B2" office:value-type="string">
            <text:p text:style-name="P19">4</text:p>
          </table:table-cell>
          <table:table-cell table:style-name="Tabela2.B2" office:value-type="string">
            <text:p text:style-name="P17">6</text:p>
          </table:table-cell>
          <table:table-cell table:style-name="Tabela2.D2" office:value-type="string">
            <text:p text:style-name="P16"/>
          </table:table-cell>
        </table:table-row>
        <table:table-row table:style-name="Tabela2.2">
          <table:table-cell table:style-name="Tabela2.A2" office:value-type="string">
            <text:p text:style-name="P21">7</text:p>
          </table:table-cell>
          <table:table-cell table:style-name="Tabela2.B2" office:value-type="string">
            <text:p text:style-name="P19">5</text:p>
          </table:table-cell>
          <table:table-cell table:style-name="Tabela2.B2" office:value-type="string">
            <text:p text:style-name="P17">8</text:p>
          </table:table-cell>
          <table:table-cell table:style-name="Tabela2.D2" office:value-type="string">
            <text:p text:style-name="P16"/>
          </table:table-cell>
        </table:table-row>
        <table:table-row table:style-name="Tabela2.2">
          <table:table-cell table:style-name="Tabela2.A2" office:value-type="string">
            <text:p text:style-name="P14"/>
            <text:p text:style-name="P22">1</text:p>
          </table:table-cell>
          <table:table-cell table:style-name="Tabela2.B2" office:value-type="string">
            <text:p text:style-name="P14"/>
            <text:p text:style-name="P20">2</text:p>
          </table:table-cell>
          <table:table-cell table:style-name="Tabela2.B2" office:value-type="string">
            <text:p text:style-name="P14"/>
            <text:p text:style-name="P18">3</text:p>
          </table:table-cell>
          <table:table-cell table:style-name="Tabela2.D2" office:value-type="string">
            <text:p text:style-name="P16"/>
          </table:table-cell>
        </table:table-row>
        <table:table-row table:style-name="Tabela2.3">
          <table:table-cell table:style-name="Tabela2.A2" office:value-type="string">
            <text:p text:style-name="P21">4</text:p>
          </table:table-cell>
          <table:table-cell table:style-name="Tabela2.B2" office:value-type="string">
            <text:p text:style-name="P19">0</text:p>
          </table:table-cell>
          <table:table-cell table:style-name="Tabela2.B2" office:value-type="string">
            <text:p text:style-name="P17">6</text:p>
          </table:table-cell>
          <table:table-cell table:style-name="Tabela2.D2" office:value-type="string">
            <text:p text:style-name="P16"/>
          </table:table-cell>
        </table:table-row>
        <table:table-row table:style-name="Tabela2.2">
          <table:table-cell table:style-name="Tabela2.A2" office:value-type="string">
            <text:p text:style-name="P21">7</text:p>
          </table:table-cell>
          <table:table-cell table:style-name="Tabela2.B2" office:value-type="string">
            <text:p text:style-name="P19">5</text:p>
          </table:table-cell>
          <table:table-cell table:style-name="Tabela2.B2" office:value-type="string">
            <text:p text:style-name="P17">8</text:p>
          </table:table-cell>
          <table:table-cell table:style-name="Tabela2.D2" office:value-type="string">
            <text:p text:style-name="P16"/>
          </table:table-cell>
        </table:table-row>
        <table:table-row table:style-name="Tabela2.2">
          <table:table-cell table:style-name="Tabela2.A2" office:value-type="string">
            <text:p text:style-name="P14"/>
            <text:p text:style-name="P22">1</text:p>
          </table:table-cell>
          <table:table-cell table:style-name="Tabela2.B2" office:value-type="string">
            <text:p text:style-name="P14"/>
            <text:p text:style-name="P20">2</text:p>
          </table:table-cell>
          <table:table-cell table:style-name="Tabela2.B2" office:value-type="string">
            <text:p text:style-name="P14"/>
            <text:p text:style-name="P18">3</text:p>
          </table:table-cell>
          <table:table-cell table:style-name="Tabela2.D2" office:value-type="string">
            <text:p text:style-name="P16"/>
          </table:table-cell>
        </table:table-row>
        <table:table-row table:style-name="Tabela2.3">
          <table:table-cell table:style-name="Tabela2.A2" office:value-type="string">
            <text:p text:style-name="P21">4</text:p>
          </table:table-cell>
          <table:table-cell table:style-name="Tabela2.B2" office:value-type="string">
            <text:p text:style-name="P19">5</text:p>
          </table:table-cell>
          <table:table-cell table:style-name="Tabela2.B2" office:value-type="string">
            <text:p text:style-name="P17">6</text:p>
          </table:table-cell>
          <table:table-cell table:style-name="Tabela2.D2" office:value-type="string">
            <text:p text:style-name="P16"/>
          </table:table-cell>
        </table:table-row>
        <table:table-row table:style-name="Tabela2.2">
          <table:table-cell table:style-name="Tabela2.A2" office:value-type="string">
            <text:p text:style-name="P21">7</text:p>
          </table:table-cell>
          <table:table-cell table:style-name="Tabela2.B2" office:value-type="string">
            <text:p text:style-name="P19">0</text:p>
          </table:table-cell>
          <table:table-cell table:style-name="Tabela2.B2" office:value-type="string">
            <text:p text:style-name="P17">8</text:p>
          </table:table-cell>
          <table:table-cell table:style-name="Tabela2.D2" office:value-type="string">
            <text:p text:style-name="P16"/>
          </table:table-cell>
        </table:table-row>
        <table:table-row table:style-name="Tabela2.2">
          <table:table-cell table:style-name="Tabela2.A2" office:value-type="string">
            <text:p text:style-name="P14"/>
            <text:p text:style-name="P22">1</text:p>
          </table:table-cell>
          <table:table-cell table:style-name="Tabela2.B2" office:value-type="string">
            <text:p text:style-name="P14"/>
            <text:p text:style-name="P20">2</text:p>
          </table:table-cell>
          <table:table-cell table:style-name="Tabela2.B2" office:value-type="string">
            <text:p text:style-name="P14"/>
            <text:p text:style-name="P18">3</text:p>
          </table:table-cell>
          <table:table-cell table:style-name="Tabela2.D2" office:value-type="string">
            <text:p text:style-name="P16"/>
          </table:table-cell>
        </table:table-row>
        <table:table-row table:style-name="Tabela2.3">
          <table:table-cell table:style-name="Tabela2.A2" office:value-type="string">
            <text:p text:style-name="P21">4</text:p>
          </table:table-cell>
          <table:table-cell table:style-name="Tabela2.B2" office:value-type="string">
            <text:p text:style-name="P19">5</text:p>
          </table:table-cell>
          <table:table-cell table:style-name="Tabela2.B2" office:value-type="string">
            <text:p text:style-name="P17">6</text:p>
          </table:table-cell>
          <table:table-cell table:style-name="Tabela2.D2" office:value-type="string">
            <text:p text:style-name="P16"/>
          </table:table-cell>
        </table:table-row>
        <table:table-row table:style-name="Tabela2.13">
          <table:table-cell table:style-name="Tabela2.A13" office:value-type="string">
            <text:p text:style-name="P21">7</text:p>
          </table:table-cell>
          <table:table-cell table:style-name="Tabela2.B13" office:value-type="string">
            <text:p text:style-name="P19">8</text:p>
          </table:table-cell>
          <table:table-cell table:style-name="Tabela2.B13" office:value-type="string">
            <text:p text:style-name="P17">0</text:p>
          </table:table-cell>
          <table:table-cell table:style-name="Tabela2.D13" office:value-type="string">
            <text:p text:style-name="P16"/>
          </table:table-cell>
        </table:table-row>
        <table:table-row table:style-name="Tabela2.14">
          <table:table-cell table:style-name="Tabela2.A14" office:value-type="string">
            <text:p text:style-name="P16"/>
          </table:table-cell>
          <table:table-cell table:style-name="Tabela2.A14" office:value-type="string">
            <text:p text:style-name="P16"/>
          </table:table-cell>
          <table:table-cell table:style-name="Tabela2.A14" office:value-type="string">
            <text:p text:style-name="P16"/>
          </table:table-cell>
          <table:table-cell table:style-name="Tabela2.A14" office:value-type="string">
            <text:p text:style-name="P11"/>
            <text:p text:style-name="P23"><text:span text:style-name="Default_20_Paragraph_20_Font"><text:span text:style-name="T15">Saída no </text:span></text:span><text:span text:style-name="Default_20_Paragraph_20_Font"><text:span text:style-name="T21">SGAS:</text:span></text:span></text:p>
          </table:table-cell>
        </table:table-row>
      </table:table>
      <text:p text:style-name="P81"><draw:frame draw:style-name="fr1" draw:name="docshape17" text:anchor-type="paragraph" svg:x="1.988cm" svg:y="0.563cm" svg:width="17.013cm" style:rel-width="scale" svg:height="5.9cm" style:rel-height="scale" draw:z-index="18"><draw:text-box><text:p text:style-name="P1"/><text:p text:style-name="P3"><text:span text:style-name="Default_20_Paragraph_20_Font"><text:span text:style-name="T2">&lt;SolutionTime&gt;0&lt;/SolutionTime&gt;</text:span></text:span></text:p><text:p text:style-name="P4"><text:span text:style-name="Default_20_Paragraph_20_Font"><text:span text:style-name="T2">&lt;NoOfStoredNodes&gt;12&lt;/NoOfStoredNodes&gt;</text:span></text:span></text:p><text:p text:style-name="P4"><text:span text:style-name="Default_20_Paragraph_20_Font"><text:span text:style-name="T2">&lt;NoOfNodeExpansion&gt;13&lt;/NoOfNodeExpansion&gt;</text:span></text:span></text:p><text:p text:style-name="P4"><text:span text:style-name="Default_20_Paragraph_20_Font"><text:span text:style-name="T2">&lt;SolutionStep&gt;3&lt;/SolutionStep&gt;</text:span></text:span></text:p><text:p text:style-name="P8"/><text:p text:style-name="P9"/><text:p text:style-name="P3"><text:span text:style-name="Default_20_Paragraph_20_Font"><text:span text:style-name="T2">&lt;Node0&gt;1,2,3,0,4,6,7,5,8&lt;/Node0&gt;</text:span></text:span></text:p><text:p text:style-name="P4"><text:span text:style-name="Default_20_Paragraph_20_Font"><text:span text:style-name="T2">&lt;Node1&gt;1,2,3,4,0,6,7,5,8&lt;/Node1&gt;</text:span></text:span></text:p><text:p text:style-name="P4"><text:span text:style-name="Default_20_Paragraph_20_Font"><text:span text:style-name="T2">&lt;Node2&gt;1,2,3,4,5,6,7,0,8&lt;/Node2&gt;</text:span></text:span></text:p><text:p text:style-name="P4"><text:span text:style-name="Default_20_Paragraph_20_Font"><text:span text:style-name="T2">&lt;Node3&gt;1,2,3,4,5,6,7,8,0&lt;/Node3&gt;</text:span></text:span></text:p></draw:text-box></draw:frame></text:p>
      <text:p text:style-name="P62"/>
      <text:h text:style-name="Heading_20_2" text:outline-level="2"><text:span text:style-name="Default_20_Paragraph_20_Font"><text:span text:style-name="T47">Teste</text:span></text:span><text:span text:style-name="Default_20_Paragraph_20_Font"><text:span text:style-name="T48"> </text:span></text:span><text:span text:style-name="Default_20_Paragraph_20_Font"><text:span text:style-name="T41">#3</text:span></text:span></text:h>
      <text:p text:style-name="P47"><text:span text:style-name="Default_20_Paragraph_20_Font"><text:span text:style-name="T4">Gerado</text:span></text:span><text:span text:style-name="Default_20_Paragraph_20_Font"><text:span text:style-name="T14"> </text:span></text:span><text:span text:style-name="Default_20_Paragraph_20_Font"><text:span text:style-name="T4">no</text:span></text:span><text:span text:style-name="Default_20_Paragraph_20_Font"><text:span text:style-name="T14"> </text:span></text:span><text:span text:style-name="Default_20_Paragraph_20_Font"><text:span text:style-name="T4">SGAS com</text:span></text:span><text:span text:style-name="Default_20_Paragraph_20_Font"><text:span text:style-name="T14"> </text:span></text:span><text:span text:style-name="Default_20_Paragraph_20_Font"><text:span text:style-name="T4">shuffle</text:span></text:span><text:span text:style-name="Default_20_Paragraph_20_Font"><text:span text:style-name="T14"> </text:span></text:span><text:span text:style-name="Default_20_Paragraph_20_Font"><text:span text:style-name="T4">= </text:span></text:span><text:span text:style-name="Default_20_Paragraph_20_Font"><text:span text:style-name="T22">9.</text:span></text:span></text:p>
      <text:p text:style-name="P51"/>
      <text:p text:style-name="P46"><text:span text:style-name="Default_20_Paragraph_20_Font"><text:span text:style-name="T5">Entradas:</text:span></text:span></text:p>
      <text:p text:style-name="P29"><draw:frame draw:style-name="fr1" draw:name="docshape18" text:anchor-type="paragraph" svg:x="1.988cm" svg:y="0.556cm" svg:width="17.013cm" style:rel-width="scale" svg:height="1.244cm" style:rel-height="scale" draw:z-index="19"><draw:text-box><text:p text:style-name="P1"/><text:p text:style-name="P3">1 2 3 0 5 7 4 8 <text:span text:style-name="Default_20_Paragraph_20_Font"><text:span text:style-name="T39">6</text:span></text:span></text:p></draw:text-box></draw:frame></text:p>
      <text:p text:style-name="P35"><text:span text:style-name="Default_20_Paragraph_20_Font"><text:span text:style-name="T23"><draw:frame draw:style-name="fr2" draw:name="docshape19" text:anchor-type="as-char" svg:y="0cm" svg:width="17.013cm" style:rel-width="scale" svg:height="1.244cm" style:rel-height="scale" draw:z-index="6"><draw:text-box><text:p text:style-name="P1"/><text:p text:style-name="P3">1 2 3 4 5 6 7 8 <text:span text:style-name="Default_20_Paragraph_20_Font"><text:span text:style-name="T39">0</text:span></text:span></text:p></draw:text-box></draw:frame></text:span></text:span></text:p>
      <text:p text:style-name="P61"/>
      <text:p text:style-name="P45"><text:span text:style-name="Default_20_Paragraph_20_Font"><text:span text:style-name="T5">Saída:</text:span></text:span></text:p>
      <text:p text:style-name="P31"><draw:custom-shape text:anchor-type="paragraph" draw:z-index="4" draw:name="docshape20" draw:style-name="gr2" draw:text-style-name="P88" svg:width="17.013cm" svg:height="25.732cm" svg:x="1.988cm" svg:y="1.988cm"><text:p/><draw:enhanced-geometry svg:viewBox="0 0 9645 14588" draw:text-areas="?f18 ?f20 ?f19 ?f21" draw:glue-points="?f14 ?f15 ?f16 ?f15 ?f16 ?f17 ?f14 ?f17 ?f14 ?f15" draw:type="non-primitive" draw:enhanced-path="M 0 0 L 9645 0 9645 14588 M 0 14588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645"/><draw:equation draw:name="f7" draw:formula="?f4 / 14588"/><draw:equation draw:name="f8" draw:formula="0 + 1127 - 1127"/><draw:equation draw:name="f9" draw:formula="?f8 * ?f5 / 9645"/><draw:equation draw:name="f10" draw:formula="1127 * ?f4 / 14588"/><draw:equation draw:name="f11" draw:formula="0 + 10772 - 1127"/><draw:equation draw:name="f12" draw:formula="?f11 * ?f5 / 9645"/><draw:equation draw:name="f13" draw:formula="15715 * ?f4 / 14588"/><draw:equation draw:name="f14" draw:formula="?f9 / ?f6"/><draw:equation draw:name="f15" draw:formula="?f10 / ?f7"/><draw:equation draw:name="f16" draw:formula="?f12 / ?f6"/><draw:equation draw:name="f17" draw:formula="?f13 / ?f7"/><draw:equation draw:name="f18" draw:formula="0 / ?f6"/><draw:equation draw:name="f19" draw:formula="?f1 / ?f6"/><draw:equation draw:name="f20" draw:formula="0 / ?f7"/><draw:equation draw:name="f21" draw:formula="?f3 / ?f7"/></draw:enhanced-geometry></draw:custom-shape></text:p>
      <text:p text:style-name="P78">Number<text:span text:style-name="Default_20_Paragraph_20_Font"><text:span text:style-name="T41"> </text:span></text:span>of<text:span text:style-name="Default_20_Paragraph_20_Font"><text:span text:style-name="T41"> </text:span></text:span>states<text:span text:style-name="Default_20_Paragraph_20_Font"><text:span text:style-name="T41"> </text:span></text:span>needed<text:span text:style-name="Default_20_Paragraph_20_Font"><text:span text:style-name="T41"> </text:span></text:span>to<text:span text:style-name="Default_20_Paragraph_20_Font"><text:span text:style-name="T41"> </text:span></text:span>solve<text:span text:style-name="Default_20_Paragraph_20_Font"><text:span text:style-name="T41"> </text:span></text:span>(expanded<text:span text:style-name="Default_20_Paragraph_20_Font"><text:span text:style-name="T41"> </text:span></text:span>nodes):<text:span text:style-name="Default_20_Paragraph_20_Font"><text:span text:style-name="T41"> </text:span></text:span>534 Time to solve (ms): 1.909455</text:p>
      <text:p text:style-name="P77">Solution steps: <text:span text:style-name="Default_20_Paragraph_20_Font"><text:span text:style-name="T39">9</text:span></text:span></text:p>
      <text:p text:style-name="P8"/>
      <text:p text:style-name="P9"/>
      <text:p text:style-name="P38"><text:span text:style-name="Default_20_Paragraph_20_Font"><text:span text:style-name="T2">Path:</text:span></text:span></text:p>
      <text:p text:style-name="P8"/>
      <text:p text:style-name="P9"/>
      <text:p text:style-name="P38">1 2 <text:span text:style-name="Default_20_Paragraph_20_Font"><text:span text:style-name="T39">3</text:span></text:span></text:p>
      <text:p text:style-name="P39">0 5 <text:span text:style-name="Default_20_Paragraph_20_Font"><text:span text:style-name="T39">7</text:span></text:span></text:p>
      <text:p text:style-name="P39">4 8 <text:span text:style-name="Default_20_Paragraph_20_Font"><text:span text:style-name="T39">6</text:span></text:span></text:p>
      <text:p text:style-name="P8"/>
      <text:p text:style-name="P9"/>
      <text:p text:style-name="P38">1 2 <text:span text:style-name="Default_20_Paragraph_20_Font"><text:span text:style-name="T39">3</text:span></text:span></text:p>
      <text:p text:style-name="P39">5 0 <text:span text:style-name="Default_20_Paragraph_20_Font"><text:span text:style-name="T39">7</text:span></text:span></text:p>
      <text:p text:style-name="P39">4 8 <text:span text:style-name="Default_20_Paragraph_20_Font"><text:span text:style-name="T39">6</text:span></text:span></text:p>
      <text:p text:style-name="P8"/>
      <text:p text:style-name="P9"/>
      <text:p text:style-name="P38">1 2 <text:span text:style-name="Default_20_Paragraph_20_Font"><text:span text:style-name="T39">3</text:span></text:span></text:p>
      <text:p text:style-name="P39">5 7 <text:span text:style-name="Default_20_Paragraph_20_Font"><text:span text:style-name="T39">0</text:span></text:span></text:p>
      <text:p text:style-name="P39">4 8 <text:span text:style-name="Default_20_Paragraph_20_Font"><text:span text:style-name="T39">6</text:span></text:span></text:p>
      <text:p text:style-name="P8"/>
      <text:p text:style-name="P9"/>
      <text:p text:style-name="P38">1 2 <text:span text:style-name="Default_20_Paragraph_20_Font"><text:span text:style-name="T39">3</text:span></text:span></text:p>
      <text:p text:style-name="P39">5 7 <text:span text:style-name="Default_20_Paragraph_20_Font"><text:span text:style-name="T39">6</text:span></text:span></text:p>
      <text:p text:style-name="P41">4 8 <text:span text:style-name="Default_20_Paragraph_20_Font"><text:span text:style-name="T39">0</text:span></text:span></text:p>
      <text:p text:style-name="P8"/>
      <text:p text:style-name="P65"/>
      <text:p text:style-name="P40">1 2 <text:span text:style-name="Default_20_Paragraph_20_Font"><text:span text:style-name="T39">3</text:span></text:span></text:p>
      <text:p text:style-name="P39">5 7 <text:span text:style-name="Default_20_Paragraph_20_Font"><text:span text:style-name="T39">6</text:span></text:span></text:p>
      <text:p text:style-name="P39">4 0 <text:span text:style-name="Default_20_Paragraph_20_Font"><text:span text:style-name="T39">8</text:span></text:span></text:p>
      <text:p text:style-name="P8"/>
      <text:p text:style-name="P65"/>
      <text:p text:style-name="P40">1 2 <text:span text:style-name="Default_20_Paragraph_20_Font"><text:span text:style-name="T39">3</text:span></text:span></text:p>
      <text:p text:style-name="P39">5 0 <text:span text:style-name="Default_20_Paragraph_20_Font"><text:span text:style-name="T39">6</text:span></text:span></text:p>
      <text:p text:style-name="P39">4 7 <text:span text:style-name="Default_20_Paragraph_20_Font"><text:span text:style-name="T39">8</text:span></text:span></text:p>
      <text:p text:style-name="P8"/>
      <text:p text:style-name="P9"/>
      <text:p text:style-name="P38">1 2 <text:span text:style-name="Default_20_Paragraph_20_Font"><text:span text:style-name="T39">3</text:span></text:span></text:p>
      <text:p text:style-name="P39">0 5 <text:span text:style-name="Default_20_Paragraph_20_Font"><text:span text:style-name="T39">6</text:span></text:span></text:p>
      <text:p text:style-name="P39">4 7 <text:span text:style-name="Default_20_Paragraph_20_Font"><text:span text:style-name="T39">8</text:span></text:span></text:p>
      <text:p text:style-name="P8"/>
      <text:p text:style-name="P9"/>
      <text:p text:style-name="P38">1 2 <text:span text:style-name="Default_20_Paragraph_20_Font"><text:span text:style-name="T39">3</text:span></text:span></text:p>
      <text:p text:style-name="P39">4 5 <text:span text:style-name="Default_20_Paragraph_20_Font"><text:span text:style-name="T39">6</text:span></text:span></text:p>
      <text:p text:style-name="P39">0 7 <text:span text:style-name="Default_20_Paragraph_20_Font"><text:span text:style-name="T39">8</text:span></text:span></text:p>
      <text:p text:style-name="P8"/>
      <text:p text:style-name="P9"/>
      <text:p text:style-name="P38">1 2 <text:span text:style-name="Default_20_Paragraph_20_Font"><text:span text:style-name="T39">3</text:span></text:span></text:p>
      <text:p text:style-name="P39">4 5 <text:span text:style-name="Default_20_Paragraph_20_Font"><text:span text:style-name="T39">6</text:span></text:span></text:p>
      <text:p text:style-name="P39">7 0 <text:span text:style-name="Default_20_Paragraph_20_Font"><text:span text:style-name="T39">8</text:span></text:span></text:p>
      <text:p text:style-name="P8"/>
      <text:p text:style-name="P9"/>
      <text:p text:style-name="P38">1 2 <text:span text:style-name="Default_20_Paragraph_20_Font"><text:span text:style-name="T39">3</text:span></text:span></text:p>
      <text:p text:style-name="P34"><text:span text:style-name="Default_20_Paragraph_20_Font"><text:span text:style-name="T42"><draw:g text:anchor-type="as-char" svg:y="0cm" draw:z-index="0" draw:name="docshapegroup21" draw:style-name="gr3"><draw:custom-shape draw:name="docshape22" draw:style-name="gr4" draw:text-style-name="P88" svg:width="17.013cm" svg:height="1.497cm" svg:x="0cm" svg:y="0cm"><text:p/><draw:enhanced-geometry svg:viewBox="0 0 9645 848" draw:text-areas="?f18 ?f20 ?f19 ?f21" draw:glue-points="?f14 ?f15 ?f14 ?f16 ?f17 ?f16 ?f17 ?f15" draw:type="non-primitive" draw:enhanced-path="M 9645 0 L 9645 848 0 848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645"/><draw:equation draw:name="f7" draw:formula="?f4 / 848"/><draw:equation draw:name="f8" draw:formula="0 + 9652 - 7"/><draw:equation draw:name="f9" draw:formula="?f8 * ?f5 / 9645"/><draw:equation draw:name="f10" draw:formula="0 + 7 - 7"/><draw:equation draw:name="f11" draw:formula="7 * ?f4 / 848"/><draw:equation draw:name="f12" draw:formula="855 * ?f4 / 848"/><draw:equation draw:name="f13" draw:formula="?f10 * ?f5 / 9645"/><draw:equation draw:name="f14" draw:formula="?f9 / ?f6"/><draw:equation draw:name="f15" draw:formula="?f11 / ?f7"/><draw:equation draw:name="f16" draw:formula="?f12 / ?f7"/><draw:equation draw:name="f17" draw:formula="?f13 / ?f6"/><draw:equation draw:name="f18" draw:formula="0 / ?f6"/><draw:equation draw:name="f19" draw:formula="?f1 / ?f6"/><draw:equation draw:name="f20" draw:formula="0 / ?f7"/><draw:equation draw:name="f21" draw:formula="?f3 / ?f7"/></draw:enhanced-geometry></draw:custom-shape><draw:frame draw:name="docshape23" draw:style-name="gr7" draw:text-style-name="P88" svg:width="16.985cm" svg:height="1.482cm" svg:x="0.014cm" svg:y="0cm"><draw:text-box><text:p text:style-name="P89"><text:span text:style-name="T43">4 5 </text:span><text:span text:style-name="T44">6</text:span></text:p><text:p text:style-name="P90"><text:span text:style-name="T43">7 8 </text:span><text:span text:style-name="T44">0</text:span></text:p></draw:text-box></draw:frame></draw:g></text:span></text:span></text:p>
      <text:p text:style-name="P76"/>
      <text:p text:style-name="P44"><text:span text:style-name="Default_20_Paragraph_20_Font"><text:span text:style-name="T4">Saída no </text:span></text:span><text:span text:style-name="Default_20_Paragraph_20_Font"><text:span text:style-name="T5">SGAS:</text:span></text:span></text:p>
      <text:p text:style-name="P70"><draw:frame draw:style-name="fr1" draw:name="docshape24" text:anchor-type="paragraph" svg:x="1.988cm" svg:y="0.554cm" svg:width="17.013cm" style:rel-width="scale" svg:height="9.393cm" style:rel-height="scale" draw:z-index="20"><draw:text-box><text:p text:style-name="P1"/><text:p text:style-name="P3"><text:span text:style-name="Default_20_Paragraph_20_Font"><text:span text:style-name="T2">&lt;SolutionTime&gt;8&lt;/SolutionTime&gt;</text:span></text:span></text:p><text:p text:style-name="P4"><text:span text:style-name="Default_20_Paragraph_20_Font"><text:span text:style-name="T2">&lt;NoOfStoredNodes&gt;236&lt;/NoOfStoredNodes&gt;</text:span></text:span></text:p><text:p text:style-name="P4"><text:span text:style-name="Default_20_Paragraph_20_Font"><text:span text:style-name="T2">&lt;NoOfNodeExpansion&gt;388&lt;/NoOfNodeExpansion&gt;</text:span></text:span></text:p><text:p text:style-name="P4"><text:span text:style-name="Default_20_Paragraph_20_Font"><text:span text:style-name="T2">&lt;SolutionStep&gt;9&lt;/SolutionStep&gt;</text:span></text:span></text:p><text:p text:style-name="P8"/><text:p text:style-name="P9"/><text:p text:style-name="P3"><text:span text:style-name="Default_20_Paragraph_20_Font"><text:span text:style-name="T2">&lt;Node0&gt;1,2,3,0,5,7,4,8,6&lt;/Node0&gt;</text:span></text:span></text:p><text:p text:style-name="P4"><text:span text:style-name="Default_20_Paragraph_20_Font"><text:span text:style-name="T2">&lt;Node1&gt;1,2,3,5,0,7,4,8,6&lt;/Node1&gt;</text:span></text:span></text:p><text:p text:style-name="P4"><text:span text:style-name="Default_20_Paragraph_20_Font"><text:span text:style-name="T2">&lt;Node2&gt;1,2,3,5,7,0,4,8,6&lt;/Node2&gt;</text:span></text:span></text:p><text:p text:style-name="P4"><text:span text:style-name="Default_20_Paragraph_20_Font"><text:span text:style-name="T2">&lt;Node3&gt;1,2,3,5,7,6,4,8,0&lt;/Node3&gt;</text:span></text:span></text:p><text:p text:style-name="P4"><text:span text:style-name="Default_20_Paragraph_20_Font"><text:span text:style-name="T2">&lt;Node4&gt;1,2,3,5,7,6,4,0,8&lt;/Node4&gt;</text:span></text:span></text:p><text:p text:style-name="P5"><text:span text:style-name="Default_20_Paragraph_20_Font"><text:span text:style-name="T2">&lt;Node5&gt;1,2,3,5,0,6,4,7,8&lt;/Node5&gt;</text:span></text:span></text:p><text:p text:style-name="P4"><text:span text:style-name="Default_20_Paragraph_20_Font"><text:span text:style-name="T2">&lt;Node6&gt;1,2,3,0,5,6,4,7,8&lt;/Node6&gt;</text:span></text:span></text:p><text:p text:style-name="P4"><text:span text:style-name="Default_20_Paragraph_20_Font"><text:span text:style-name="T2">&lt;Node7&gt;1,2,3,4,5,6,0,7,8&lt;/Node7&gt;</text:span></text:span></text:p><text:p text:style-name="P4"><text:span text:style-name="Default_20_Paragraph_20_Font"><text:span text:style-name="T2">&lt;Node8&gt;1,2,3,4,5,6,7,0,8&lt;/Node8&gt;</text:span></text:span></text:p><text:p text:style-name="P4"><text:span text:style-name="Default_20_Paragraph_20_Font"><text:span text:style-name="T2">&lt;Node9&gt;1,2,3,4,5,6,7,8,0&lt;/Node9&gt;</text:span></text:span></text:p></draw:text-box></draw:frame></text:p>
      <text:p text:style-name="P62"/>
      <text:h text:style-name="Heading_20_2" text:outline-level="2"><text:span text:style-name="Default_20_Paragraph_20_Font"><text:span text:style-name="T47">Teste</text:span></text:span><text:span text:style-name="Default_20_Paragraph_20_Font"><text:span text:style-name="T48"> </text:span></text:span><text:span text:style-name="Default_20_Paragraph_20_Font"><text:span text:style-name="T41">#4</text:span></text:span></text:h>
      <text:p text:style-name="P47"><text:span text:style-name="Default_20_Paragraph_20_Font"><text:span text:style-name="T4">Gerado</text:span></text:span><text:span text:style-name="Default_20_Paragraph_20_Font"><text:span text:style-name="T14"> </text:span></text:span><text:span text:style-name="Default_20_Paragraph_20_Font"><text:span text:style-name="T4">no</text:span></text:span><text:span text:style-name="Default_20_Paragraph_20_Font"><text:span text:style-name="T14"> </text:span></text:span><text:span text:style-name="Default_20_Paragraph_20_Font"><text:span text:style-name="T4">SGAS com</text:span></text:span><text:span text:style-name="Default_20_Paragraph_20_Font"><text:span text:style-name="T14"> </text:span></text:span><text:span text:style-name="Default_20_Paragraph_20_Font"><text:span text:style-name="T4">shuffle</text:span></text:span><text:span text:style-name="Default_20_Paragraph_20_Font"><text:span text:style-name="T14"> </text:span></text:span><text:span text:style-name="Default_20_Paragraph_20_Font"><text:span text:style-name="T4">= </text:span></text:span><text:span text:style-name="Default_20_Paragraph_20_Font"><text:span text:style-name="T22">27.</text:span></text:span></text:p>
      <text:p text:style-name="P51"/>
      <text:p text:style-name="P46"><text:span text:style-name="Default_20_Paragraph_20_Font"><text:span text:style-name="T5">Entradas:</text:span></text:span></text:p>
      <text:p text:style-name="P29"><draw:frame draw:style-name="fr1" draw:name="docshape25" text:anchor-type="paragraph" svg:x="1.988cm" svg:y="0.556cm" svg:width="17.013cm" style:rel-width="scale" svg:height="1.244cm" style:rel-height="scale" draw:z-index="21"><draw:text-box><text:p text:style-name="P1"/><text:p text:style-name="P3">8 4 2 0 3 5 7 6 <text:span text:style-name="Default_20_Paragraph_20_Font"><text:span text:style-name="T39">1</text:span></text:span></text:p></draw:text-box></draw:frame><draw:frame draw:style-name="fr1" draw:name="docshape26" text:anchor-type="paragraph" svg:x="1.988cm" svg:y="2.143cm" svg:width="17.013cm" style:rel-width="scale" svg:height="1.244cm" style:rel-height="scale" draw:z-index="22"><draw:text-box><text:p text:style-name="P1"/><text:p text:style-name="P3">1 2 3 4 5 6 7 8 <text:span text:style-name="Default_20_Paragraph_20_Font"><text:span text:style-name="T39">0</text:span></text:span></text:p></draw:text-box></draw:frame></text:p>
      <text:p text:style-name="P57"/>
      <text:p text:style-name="P58"/>
      <text:p text:style-name="P45"><text:span text:style-name="Default_20_Paragraph_20_Font"><text:span text:style-name="T5">Saída:</text:span></text:span></text:p>
      <text:p text:style-name="P30"><draw:custom-shape text:anchor-type="paragraph" draw:z-index="5" draw:name="docshape27" draw:style-name="gr2" draw:text-style-name="P88" svg:width="17.013cm" svg:height="25.732cm" svg:x="1.988cm" svg:y="1.99cm"><text:p/><draw:enhanced-geometry svg:viewBox="0 0 9645 14588" draw:text-areas="?f18 ?f20 ?f19 ?f21" draw:glue-points="?f14 ?f15 ?f16 ?f15 ?f16 ?f17 ?f14 ?f17 ?f14 ?f15" draw:type="non-primitive" draw:enhanced-path="M 0 0 L 9645 0 9645 14587 M 0 14587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645"/><draw:equation draw:name="f7" draw:formula="?f4 / 14588"/><draw:equation draw:name="f8" draw:formula="0 + 1127 - 1127"/><draw:equation draw:name="f9" draw:formula="?f8 * ?f5 / 9645"/><draw:equation draw:name="f10" draw:formula="1128 * ?f4 / 14588"/><draw:equation draw:name="f11" draw:formula="0 + 10772 - 1127"/><draw:equation draw:name="f12" draw:formula="?f11 * ?f5 / 9645"/><draw:equation draw:name="f13" draw:formula="15715 * ?f4 / 14588"/><draw:equation draw:name="f14" draw:formula="?f9 / ?f6"/><draw:equation draw:name="f15" draw:formula="?f10 / ?f7"/><draw:equation draw:name="f16" draw:formula="?f12 / ?f6"/><draw:equation draw:name="f17" draw:formula="?f13 / ?f7"/><draw:equation draw:name="f18" draw:formula="0 / ?f6"/><draw:equation draw:name="f19" draw:formula="?f1 / ?f6"/><draw:equation draw:name="f20" draw:formula="0 / ?f7"/><draw:equation draw:name="f21" draw:formula="?f3 / ?f7"/></draw:enhanced-geometry></draw:custom-shape></text:p>
      <text:p text:style-name="P78">Number<text:span text:style-name="Default_20_Paragraph_20_Font"><text:span text:style-name="T41"> </text:span></text:span>of<text:span text:style-name="Default_20_Paragraph_20_Font"><text:span text:style-name="T41"> </text:span></text:span>states<text:span text:style-name="Default_20_Paragraph_20_Font"><text:span text:style-name="T41"> </text:span></text:span>needed<text:span text:style-name="Default_20_Paragraph_20_Font"><text:span text:style-name="T41"> </text:span></text:span>to<text:span text:style-name="Default_20_Paragraph_20_Font"><text:span text:style-name="T41"> </text:span></text:span>solve<text:span text:style-name="Default_20_Paragraph_20_Font"><text:span text:style-name="T41"> </text:span></text:span>(expanded<text:span text:style-name="Default_20_Paragraph_20_Font"><text:span text:style-name="T41"> </text:span></text:span>nodes):<text:span text:style-name="Default_20_Paragraph_20_Font"><text:span text:style-name="T41"> </text:span></text:span>150484 Time to solve (ms): 33964.743003</text:p>
      <text:p text:style-name="P77">Solution steps: <text:span text:style-name="Default_20_Paragraph_20_Font"><text:span text:style-name="T41">21</text:span></text:span></text:p>
      <text:p text:style-name="P8"/>
      <text:p text:style-name="P9"/>
      <text:p text:style-name="P38"><text:span text:style-name="Default_20_Paragraph_20_Font"><text:span text:style-name="T2">Path:</text:span></text:span></text:p>
      <text:p text:style-name="P8"/>
      <text:p text:style-name="P9"/>
      <text:p text:style-name="P38">8 4 <text:span text:style-name="Default_20_Paragraph_20_Font"><text:span text:style-name="T39">2</text:span></text:span></text:p>
      <text:p text:style-name="P39">0 3 <text:span text:style-name="Default_20_Paragraph_20_Font"><text:span text:style-name="T39">5</text:span></text:span></text:p>
      <text:p text:style-name="P39">7 6 <text:span text:style-name="Default_20_Paragraph_20_Font"><text:span text:style-name="T39">1</text:span></text:span></text:p>
      <text:p text:style-name="P8"/>
      <text:p text:style-name="P9"/>
      <text:p text:style-name="P38">8 4 <text:span text:style-name="Default_20_Paragraph_20_Font"><text:span text:style-name="T39">2</text:span></text:span></text:p>
      <text:p text:style-name="P39">7 3 <text:span text:style-name="Default_20_Paragraph_20_Font"><text:span text:style-name="T39">5</text:span></text:span></text:p>
      <text:p text:style-name="P39">0 6 <text:span text:style-name="Default_20_Paragraph_20_Font"><text:span text:style-name="T39">1</text:span></text:span></text:p>
      <text:p text:style-name="P8"/>
      <text:p text:style-name="P9"/>
      <text:p text:style-name="P38">8 4 <text:span text:style-name="Default_20_Paragraph_20_Font"><text:span text:style-name="T39">2</text:span></text:span></text:p>
      <text:p text:style-name="P39">7 3 <text:span text:style-name="Default_20_Paragraph_20_Font"><text:span text:style-name="T39">5</text:span></text:span></text:p>
      <text:p text:style-name="P39">6 0 <text:span text:style-name="Default_20_Paragraph_20_Font"><text:span text:style-name="T39">1</text:span></text:span></text:p>
      <text:p text:style-name="P8"/>
      <text:p text:style-name="P9"/>
      <text:p text:style-name="P38">8 4 <text:span text:style-name="Default_20_Paragraph_20_Font"><text:span text:style-name="T39">2</text:span></text:span></text:p>
      <text:p text:style-name="P39">7 3 <text:span text:style-name="Default_20_Paragraph_20_Font"><text:span text:style-name="T39">5</text:span></text:span></text:p>
      <text:p text:style-name="P41">6 1 <text:span text:style-name="Default_20_Paragraph_20_Font"><text:span text:style-name="T39">0</text:span></text:span></text:p>
      <text:p text:style-name="P8"/>
      <text:p text:style-name="P65"/>
      <text:p text:style-name="P40">8 4 <text:span text:style-name="Default_20_Paragraph_20_Font"><text:span text:style-name="T39">2</text:span></text:span></text:p>
      <text:p text:style-name="P39">7 3 <text:span text:style-name="Default_20_Paragraph_20_Font"><text:span text:style-name="T39">0</text:span></text:span></text:p>
      <text:p text:style-name="P39">6 1 <text:span text:style-name="Default_20_Paragraph_20_Font"><text:span text:style-name="T39">5</text:span></text:span></text:p>
      <text:p text:style-name="P8"/>
      <text:p text:style-name="P9"/>
      <text:p text:style-name="P38">8 4 <text:span text:style-name="Default_20_Paragraph_20_Font"><text:span text:style-name="T39">2</text:span></text:span></text:p>
      <text:p text:style-name="P39">7 0 <text:span text:style-name="Default_20_Paragraph_20_Font"><text:span text:style-name="T39">3</text:span></text:span></text:p>
      <text:p text:style-name="P39">6 1 <text:span text:style-name="Default_20_Paragraph_20_Font"><text:span text:style-name="T39">5</text:span></text:span></text:p>
      <text:p text:style-name="P8"/>
      <text:p text:style-name="P9"/>
      <text:p text:style-name="P38">8 4 <text:span text:style-name="Default_20_Paragraph_20_Font"><text:span text:style-name="T39">2</text:span></text:span></text:p>
      <text:p text:style-name="P39">7 1 <text:span text:style-name="Default_20_Paragraph_20_Font"><text:span text:style-name="T39">3</text:span></text:span></text:p>
      <text:p text:style-name="P39">6 0 <text:span text:style-name="Default_20_Paragraph_20_Font"><text:span text:style-name="T39">5</text:span></text:span></text:p>
      <text:p text:style-name="P8"/>
      <text:p text:style-name="P9"/>
      <text:p text:style-name="P38">8 4 <text:span text:style-name="Default_20_Paragraph_20_Font"><text:span text:style-name="T39">2</text:span></text:span></text:p>
      <text:p text:style-name="P39">7 1 <text:span text:style-name="Default_20_Paragraph_20_Font"><text:span text:style-name="T39">3</text:span></text:span></text:p>
      <text:p text:style-name="P39">0 6 <text:span text:style-name="Default_20_Paragraph_20_Font"><text:span text:style-name="T39">5</text:span></text:span></text:p>
      <text:p text:style-name="P8"/>
      <text:p text:style-name="P9"/>
      <text:p text:style-name="P38">8 4 <text:span text:style-name="Default_20_Paragraph_20_Font"><text:span text:style-name="T39">2</text:span></text:span></text:p>
      <text:p text:style-name="P39">0 1 <text:span text:style-name="Default_20_Paragraph_20_Font"><text:span text:style-name="T39">3</text:span></text:span></text:p>
      <text:p text:style-name="P39">7 6 <text:span text:style-name="Default_20_Paragraph_20_Font"><text:span text:style-name="T39">5</text:span></text:span></text:p>
      <text:p text:style-name="P8"/>
      <text:p text:style-name="P9"/>
      <text:p text:style-name="P38">8 4 <text:span text:style-name="Default_20_Paragraph_20_Font"><text:span text:style-name="T39">2</text:span></text:span></text:p>
      <text:p text:style-name="P37"><draw:custom-shape text:anchor-type="paragraph" draw:z-index="7" draw:name="Line 7" draw:style-name="gr1" draw:text-style-name="P88" svg:width="0.003cm" svg:height="25.745cm" svg:x="19.001cm" svg:y="1.976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custom-shape text:anchor-type="paragraph" draw:z-index="8" draw:name="Line 6" draw:style-name="gr1" draw:text-style-name="P88" svg:width="0.003cm" svg:height="0.003cm" svg:x="1.988cm" svg:y="27.72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1 0 <text:span text:style-name="Default_20_Paragraph_20_Font"><text:span text:style-name="T39">3</text:span></text:span></text:p>
      <text:p text:style-name="P41">7 6 <text:span text:style-name="Default_20_Paragraph_20_Font"><text:span text:style-name="T39">5</text:span></text:span></text:p>
      <text:p text:style-name="P8"/>
      <text:p text:style-name="P65"/>
      <text:p text:style-name="P40">8 0 <text:span text:style-name="Default_20_Paragraph_20_Font"><text:span text:style-name="T39">2</text:span></text:span></text:p>
      <text:p text:style-name="P39">1 4 <text:span text:style-name="Default_20_Paragraph_20_Font"><text:span text:style-name="T39">3</text:span></text:span></text:p>
      <text:p text:style-name="P39">7 6 <text:span text:style-name="Default_20_Paragraph_20_Font"><text:span text:style-name="T39">5</text:span></text:span></text:p>
      <text:p text:style-name="P8"/>
      <text:p text:style-name="P65"/>
      <text:p text:style-name="P40">0 8 <text:span text:style-name="Default_20_Paragraph_20_Font"><text:span text:style-name="T39">2</text:span></text:span></text:p>
      <text:p text:style-name="P39">1 4 <text:span text:style-name="Default_20_Paragraph_20_Font"><text:span text:style-name="T39">3</text:span></text:span></text:p>
      <text:p text:style-name="P39">7 6 <text:span text:style-name="Default_20_Paragraph_20_Font"><text:span text:style-name="T39">5</text:span></text:span></text:p>
      <text:p text:style-name="P8"/>
      <text:p text:style-name="P9"/>
      <text:p text:style-name="P38">1 8 <text:span text:style-name="Default_20_Paragraph_20_Font"><text:span text:style-name="T39">2</text:span></text:span></text:p>
      <text:p text:style-name="P39">0 4 <text:span text:style-name="Default_20_Paragraph_20_Font"><text:span text:style-name="T39">3</text:span></text:span></text:p>
      <text:p text:style-name="P39">7 6 <text:span text:style-name="Default_20_Paragraph_20_Font"><text:span text:style-name="T39">5</text:span></text:span></text:p>
      <text:p text:style-name="P8"/>
      <text:p text:style-name="P9"/>
      <text:p text:style-name="P38">1 8 <text:span text:style-name="Default_20_Paragraph_20_Font"><text:span text:style-name="T39">2</text:span></text:span></text:p>
      <text:p text:style-name="P39">4 0 <text:span text:style-name="Default_20_Paragraph_20_Font"><text:span text:style-name="T39">3</text:span></text:span></text:p>
      <text:p text:style-name="P39">7 6 <text:span text:style-name="Default_20_Paragraph_20_Font"><text:span text:style-name="T39">5</text:span></text:span></text:p>
      <text:p text:style-name="P8"/>
      <text:p text:style-name="P9"/>
      <text:p text:style-name="P38">1 0 <text:span text:style-name="Default_20_Paragraph_20_Font"><text:span text:style-name="T39">2</text:span></text:span></text:p>
      <text:p text:style-name="P39">4 8 <text:span text:style-name="Default_20_Paragraph_20_Font"><text:span text:style-name="T39">3</text:span></text:span></text:p>
      <text:p text:style-name="P39">7 6 <text:span text:style-name="Default_20_Paragraph_20_Font"><text:span text:style-name="T39">5</text:span></text:span></text:p>
      <text:p text:style-name="P8"/>
      <text:p text:style-name="P9"/>
      <text:p text:style-name="P38">1 2 <text:span text:style-name="Default_20_Paragraph_20_Font"><text:span text:style-name="T39">0</text:span></text:span></text:p>
      <text:p text:style-name="P39">4 8 <text:span text:style-name="Default_20_Paragraph_20_Font"><text:span text:style-name="T39">3</text:span></text:span></text:p>
      <text:p text:style-name="P39">7 6 <text:span text:style-name="Default_20_Paragraph_20_Font"><text:span text:style-name="T39">5</text:span></text:span></text:p>
      <text:p text:style-name="P8"/>
      <text:p text:style-name="P9"/>
      <text:p text:style-name="P38">1 2 <text:span text:style-name="Default_20_Paragraph_20_Font"><text:span text:style-name="T39">3</text:span></text:span></text:p>
      <text:p text:style-name="P41">4 8 <text:span text:style-name="Default_20_Paragraph_20_Font"><text:span text:style-name="T39">0</text:span></text:span></text:p>
      <text:p text:style-name="P39">7 6 <text:span text:style-name="Default_20_Paragraph_20_Font"><text:span text:style-name="T39">5</text:span></text:span></text:p>
      <text:p text:style-name="P8"/>
      <text:p text:style-name="P65"/>
      <text:p text:style-name="P40">1 2 <text:span text:style-name="Default_20_Paragraph_20_Font"><text:span text:style-name="T39">3</text:span></text:span></text:p>
      <text:p text:style-name="P39">4 8 <text:span text:style-name="Default_20_Paragraph_20_Font"><text:span text:style-name="T39">5</text:span></text:span></text:p>
      <text:p text:style-name="P39">7 6 <text:span text:style-name="Default_20_Paragraph_20_Font"><text:span text:style-name="T39">0</text:span></text:span></text:p>
      <text:p text:style-name="P8"/>
      <text:p text:style-name="P9"/>
      <text:p text:style-name="P38">1 2 <text:span text:style-name="Default_20_Paragraph_20_Font"><text:span text:style-name="T39">3</text:span></text:span></text:p>
      <text:p text:style-name="P39">4 8 <text:span text:style-name="Default_20_Paragraph_20_Font"><text:span text:style-name="T39">5</text:span></text:span></text:p>
      <text:p text:style-name="P39">7 0 <text:span text:style-name="Default_20_Paragraph_20_Font"><text:span text:style-name="T39">6</text:span></text:span></text:p>
      <text:p text:style-name="P8"/>
      <text:p text:style-name="P9"/>
      <text:p text:style-name="P38">1 2 <text:span text:style-name="Default_20_Paragraph_20_Font"><text:span text:style-name="T39">3</text:span></text:span></text:p>
      <text:p text:style-name="P39">4 0 <text:span text:style-name="Default_20_Paragraph_20_Font"><text:span text:style-name="T39">5</text:span></text:span></text:p>
      <text:p text:style-name="P39">7 8 <text:span text:style-name="Default_20_Paragraph_20_Font"><text:span text:style-name="T39">6</text:span></text:span></text:p>
      <text:p text:style-name="P8"/>
      <text:p text:style-name="P9"/>
      <text:p text:style-name="P38">1 2 <text:span text:style-name="Default_20_Paragraph_20_Font"><text:span text:style-name="T39">3</text:span></text:span></text:p>
      <text:p text:style-name="P33"><text:span text:style-name="Default_20_Paragraph_20_Font"><text:span text:style-name="T42"><draw:g text:anchor-type="as-char" svg:y="0cm" draw:z-index="2" draw:name="docshapegroup28" draw:style-name="gr3"><draw:custom-shape draw:name="docshape29" draw:style-name="gr4" draw:text-style-name="P88" svg:width="17.013cm" svg:height="3.825cm" svg:x="0cm" svg:y="0cm"><text:p/><draw:enhanced-geometry svg:viewBox="0 0 9645 2168" draw:text-areas="?f18 ?f20 ?f19 ?f21" draw:glue-points="?f14 ?f15 ?f14 ?f16 ?f17 ?f16 ?f17 ?f15" draw:type="non-primitive" draw:enhanced-path="M 9645 0 L 9645 2168 0 2168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645"/><draw:equation draw:name="f7" draw:formula="?f4 / 2168"/><draw:equation draw:name="f8" draw:formula="0 + 9652 - 7"/><draw:equation draw:name="f9" draw:formula="?f8 * ?f5 / 9645"/><draw:equation draw:name="f10" draw:formula="0 + 7 - 7"/><draw:equation draw:name="f11" draw:formula="7 * ?f4 / 2168"/><draw:equation draw:name="f12" draw:formula="2175 * ?f4 / 2168"/><draw:equation draw:name="f13" draw:formula="?f10 * ?f5 / 9645"/><draw:equation draw:name="f14" draw:formula="?f9 / ?f6"/><draw:equation draw:name="f15" draw:formula="?f11 / ?f7"/><draw:equation draw:name="f16" draw:formula="?f12 / ?f7"/><draw:equation draw:name="f17" draw:formula="?f13 / ?f6"/><draw:equation draw:name="f18" draw:formula="0 / ?f6"/><draw:equation draw:name="f19" draw:formula="?f1 / ?f6"/><draw:equation draw:name="f20" draw:formula="0 / ?f7"/><draw:equation draw:name="f21" draw:formula="?f3 / ?f7"/></draw:enhanced-geometry></draw:custom-shape><draw:frame draw:name="docshape30" draw:style-name="gr5" draw:text-style-name="P88" svg:width="16.985cm" svg:height="3.811cm" svg:x="0.014cm" svg:y="0cm"><draw:text-box><text:p text:style-name="P89"><text:span text:style-name="T43">4 5 </text:span><text:span text:style-name="T44">0</text:span></text:p><text:p text:style-name="P90"><text:span text:style-name="T43">7 8 </text:span><text:span text:style-name="T44">6</text:span></text:p><text:p><text:span text:style-name="T42"/></text:p><text:p text:style-name="P91"><text:span text:style-name="T42"/></text:p><text:p text:style-name="P92"><text:span text:style-name="T43">1 2 </text:span><text:span text:style-name="T44">3</text:span></text:p><text:p text:style-name="P90"><text:span text:style-name="T43">4 5 </text:span><text:span text:style-name="T44">6</text:span></text:p><text:p text:style-name="P90"><text:span text:style-name="T43">7 8 </text:span><text:span text:style-name="T44">0</text:span></text:p></draw:text-box></draw:frame></draw:g></text:span></text:span></text:p>
      <text:p text:style-name="P76"/>
      <text:p text:style-name="P44"><text:span text:style-name="Default_20_Paragraph_20_Font"><text:span text:style-name="T4">Saída no </text:span></text:span><text:span text:style-name="Default_20_Paragraph_20_Font"><text:span text:style-name="T5">SGAS:</text:span></text:span></text:p>
      <text:p text:style-name="P70"><draw:frame draw:style-name="fr1" draw:name="docshape31" text:anchor-type="paragraph" svg:x="1.988cm" svg:y="0.554cm" svg:width="17.013cm" style:rel-width="scale" svg:height="16.378cm" style:rel-height="scale" draw:z-index="23"><draw:text-box><text:p text:style-name="P1"/><text:p text:style-name="P3"><text:span text:style-name="Default_20_Paragraph_20_Font"><text:span text:style-name="T2">&lt;SolutionTime&gt;1333&lt;/SolutionTime&gt;</text:span></text:span></text:p><text:p text:style-name="P4"><text:span text:style-name="Default_20_Paragraph_20_Font"><text:span text:style-name="T2">&lt;NoOfStoredNodes&gt;21724&lt;/NoOfStoredNodes&gt;</text:span></text:span></text:p><text:p text:style-name="P4"><text:span text:style-name="Default_20_Paragraph_20_Font"><text:span text:style-name="T2">&lt;NoOfNodeExpansion&gt;57393&lt;/NoOfNodeExpansion&gt;</text:span></text:span></text:p><text:p text:style-name="P4"><text:span text:style-name="Default_20_Paragraph_20_Font"><text:span text:style-name="T2">&lt;SolutionStep&gt;21&lt;/SolutionStep&gt;</text:span></text:span></text:p><text:p text:style-name="P8"/><text:p text:style-name="P9"/><text:p text:style-name="P3"><text:span text:style-name="Default_20_Paragraph_20_Font"><text:span text:style-name="T2">&lt;Node0&gt;8,4,2,0,3,5,7,6,1&lt;/Node0&gt;</text:span></text:span></text:p><text:p text:style-name="P4"><text:span text:style-name="Default_20_Paragraph_20_Font"><text:span text:style-name="T2">&lt;Node1&gt;8,4,2,7,3,5,0,6,1&lt;/Node1&gt;</text:span></text:span></text:p><text:p text:style-name="P4"><text:span text:style-name="Default_20_Paragraph_20_Font"><text:span text:style-name="T2">&lt;Node2&gt;8,4,2,7,3,5,6,0,1&lt;/Node2&gt;</text:span></text:span></text:p><text:p text:style-name="P4"><text:span text:style-name="Default_20_Paragraph_20_Font"><text:span text:style-name="T2">&lt;Node3&gt;8,4,2,7,3,5,6,1,0&lt;/Node3&gt;</text:span></text:span></text:p><text:p text:style-name="P4"><text:span text:style-name="Default_20_Paragraph_20_Font"><text:span text:style-name="T2">&lt;Node4&gt;8,4,2,7,3,0,6,1,5&lt;/Node4&gt;</text:span></text:span></text:p><text:p text:style-name="P5"><text:span text:style-name="Default_20_Paragraph_20_Font"><text:span text:style-name="T2">&lt;Node5&gt;8,4,2,7,0,3,6,1,5&lt;/Node5&gt;</text:span></text:span></text:p><text:p text:style-name="P4"><text:span text:style-name="Default_20_Paragraph_20_Font"><text:span text:style-name="T2">&lt;Node6&gt;8,4,2,7,1,3,6,0,5&lt;/Node6&gt;</text:span></text:span></text:p><text:p text:style-name="P4"><text:span text:style-name="Default_20_Paragraph_20_Font"><text:span text:style-name="T2">&lt;Node7&gt;8,4,2,7,1,3,0,6,5&lt;/Node7&gt;</text:span></text:span></text:p><text:p text:style-name="P4"><text:span text:style-name="Default_20_Paragraph_20_Font"><text:span text:style-name="T2">&lt;Node8&gt;8,4,2,0,1,3,7,6,5&lt;/Node8&gt;</text:span></text:span></text:p><text:p text:style-name="P4"><text:span text:style-name="Default_20_Paragraph_20_Font"><text:span text:style-name="T2">&lt;Node9&gt;8,4,2,1,0,3,7,6,5&lt;/Node9&gt;</text:span></text:span></text:p><text:p text:style-name="P4"><text:span text:style-name="Default_20_Paragraph_20_Font"><text:span text:style-name="T2">&lt;Node10&gt;8,0,2,1,4,3,7,6,5&lt;/Node10&gt;</text:span></text:span></text:p><text:p text:style-name="P4"><text:span text:style-name="Default_20_Paragraph_20_Font"><text:span text:style-name="T2">&lt;Node11&gt;0,8,2,1,4,3,7,6,5&lt;/Node11&gt;</text:span></text:span></text:p><text:p text:style-name="P4"><text:span text:style-name="Default_20_Paragraph_20_Font"><text:span text:style-name="T2">&lt;Node12&gt;1,8,2,0,4,3,7,6,5&lt;/Node12&gt;</text:span></text:span></text:p><text:p text:style-name="P4"><text:span text:style-name="Default_20_Paragraph_20_Font"><text:span text:style-name="T2">&lt;Node13&gt;1,8,2,4,0,3,7,6,5&lt;/Node13&gt;</text:span></text:span></text:p><text:p text:style-name="P4"><text:span text:style-name="Default_20_Paragraph_20_Font"><text:span text:style-name="T2">&lt;Node14&gt;1,0,2,4,8,3,7,6,5&lt;/Node14&gt;</text:span></text:span></text:p><text:p text:style-name="P5"><text:span text:style-name="Default_20_Paragraph_20_Font"><text:span text:style-name="T2">&lt;Node15&gt;1,2,0,4,8,3,7,6,5&lt;/Node15&gt;</text:span></text:span></text:p><text:p text:style-name="P4"><text:span text:style-name="Default_20_Paragraph_20_Font"><text:span text:style-name="T2">&lt;Node16&gt;1,2,3,4,8,0,7,6,5&lt;/Node16&gt;</text:span></text:span></text:p><text:p text:style-name="P4"><text:span text:style-name="Default_20_Paragraph_20_Font"><text:span text:style-name="T2">&lt;Node17&gt;1,2,3,4,8,5,7,6,0&lt;/Node17&gt;</text:span></text:span></text:p><text:p text:style-name="P4"><text:span text:style-name="Default_20_Paragraph_20_Font"><text:span text:style-name="T2">&lt;Node18&gt;1,2,3,4,8,5,7,0,6&lt;/Node18&gt;</text:span></text:span></text:p><text:p text:style-name="P4"><text:span text:style-name="Default_20_Paragraph_20_Font"><text:span text:style-name="T2">&lt;Node19&gt;1,2,3,4,0,5,7,8,6&lt;/Node19&gt;</text:span></text:span></text:p><text:p text:style-name="P4"><text:span text:style-name="Default_20_Paragraph_20_Font"><text:span text:style-name="T2">&lt;Node20&gt;1,2,3,4,5,0,7,8,6&lt;/Node20&gt;</text:span></text:span></text:p><text:p text:style-name="P4"><text:span text:style-name="Default_20_Paragraph_20_Font"><text:span text:style-name="T2">&lt;Node21&gt;1,2,3,4,5,6,7,8,0&lt;/Node21&gt;</text:span></text:span></text:p></draw:text-box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Mono CJK JP" svg:font-family="'Noto Sans Mono CJK JP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71cm" svg:stroke-color="#385d8a" svg:stroke-linecap="butt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non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none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Mono CJK JP" style:font-family-asian="'Noto Sans Mono CJK JP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Normal" style:default-outline-level="1" style:class="text">
      <style:paragraph-properties fo:margin-left="0.374cm" fo:margin-right="0.374cm" fo:margin-top="0.145cm" fo:margin-bottom="0cm" style:contextual-spacing="false" fo:text-align="center" style:justify-single-word="false" fo:hyphenation-ladder-count="no-limit" fo:text-indent="0cm" style:auto-text-indent="false">
        <style:tab-stops/>
      </style:paragraph-properties>
      <style:text-properties style:font-name="Arial" fo:font-family="Arial" style:font-family-generic="swiss" style:font-pitch="variable" fo:font-size="25.5pt" style:font-name-asian="Arial" style:font-family-asian="Arial" style:font-family-generic-asian="swiss" style:font-pitch-asian="variable" style:font-size-asian="25.5pt" style:font-name-complex="Arial" style:font-family-complex="Arial" style:font-family-generic-complex="swiss" style:font-pitch-complex="variable" style:font-size-complex="25.5pt" fo:hyphenate="false" loext:hyphenation-no-caps="false"/>
    </style:style>
    <style:style style:name="Heading_20_2" style:display-name="Heading 2" style:family="paragraph" style:parent-style-name="Normal" style:default-outline-level="2" style:class="text">
      <style:paragraph-properties fo:margin-left="0.376cm" fo:margin-right="0.374cm" fo:margin-top="0.157cm" fo:margin-bottom="0cm" style:contextual-spacing="false" fo:text-align="center" style:justify-single-word="false" fo:hyphenation-ladder-count="no-limit" fo:text-indent="0cm" style:auto-text-indent="false">
        <style:tab-stops/>
      </style:paragraph-properties>
      <style:text-properties style:font-name="Arial" fo:font-family="Arial" style:font-family-generic="swiss" style:font-pitch="variable" fo:font-size="18pt" style:font-name-asian="Arial" style:font-family-asian="Arial" style:font-family-generic-asian="swiss" style:font-pitch-asian="variable" style:font-size-asian="18pt" style:font-name-complex="Arial" style:font-family-complex="Arial" style:font-family-generic-complex="swiss" style:font-pitch-complex="variable" style:font-size-complex="18pt" fo:hyphenate="false" loext:hyphenation-no-caps="false"/>
    </style:style>
    <style:style style:name="Normal" style:family="paragraph">
      <style:paragraph-properties fo:hyphenation-ladder-count="no-limit"/>
      <style:text-properties style:font-name="Courier New" fo:font-family="'Courier New'" style:font-family-generic="modern" style:font-pitch="fixed" fo:language="pt" fo:country="PT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 fo:hyphenate="false" loext:hyphenation-no-caps="false"/>
    </style:style>
    <style:style style:name="Body_20_Text" style:display-name="Body Text" style:family="paragraph" style:parent-style-name="Normal">
      <style:paragraph-properties fo:hyphenation-ladder-count="no-limit"/>
      <style:text-properties fo:font-size="9pt" style:font-size-asian="9pt" style:font-size-complex="9pt" fo:hyphenate="false" loext:hyphenation-no-caps="false"/>
    </style:style>
    <style:style style:name="Title" style:family="paragraph" style:parent-style-name="Normal" style:class="chapter">
      <style:paragraph-properties fo:margin-left="0.374cm" fo:margin-right="0.374cm" fo:margin-top="0.099cm" fo:margin-bottom="0cm" style:contextual-spacing="false" fo:text-align="center" style:justify-single-word="false" fo:hyphenation-ladder-count="no-limit" fo:text-indent="0cm" style:auto-text-indent="false">
        <style:tab-stops/>
      </style:paragraph-properties>
      <style:text-properties style:font-name="Arial" fo:font-family="Arial" style:font-family-generic="swiss" style:font-pitch="variable" fo:font-size="36pt" style:font-name-asian="Arial" style:font-family-asian="Arial" style:font-family-generic-asian="swiss" style:font-pitch-asian="variable" style:font-size-asian="36pt" style:font-name-complex="Arial" style:font-family-complex="Arial" style:font-family-generic-complex="swiss" style:font-pitch-complex="variable" style:font-size-complex="36pt" fo:hyphenate="false" loext:hyphenation-no-caps="false"/>
    </style:style>
    <style:style style:name="List_20_Paragraph" style:display-name="List Paragraph" style:family="paragraph" style:parent-style-name="Normal">
      <style:paragraph-properties fo:hyphenation-ladder-count="no-limit"/>
      <style:text-properties fo:hyphenate="false" loext:hyphenation-no-caps="false"/>
    </style:style>
    <style:style style:name="Table_20_Paragraph" style:display-name="Table Paragraph" style:family="paragraph" style:parent-style-name="Normal">
      <style:paragraph-properties fo:hyphenation-ladder-count="no-limit"/>
      <style:text-properties fo:hyphenate="false" loext:hyphenation-no-caps="fals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/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cm" fo:page-height="29.704cm" style:num-format="1" style:print-orientation="portrait" fo:margin-top="1.976cm" fo:margin-bottom="0.494cm" fo:margin-left="1.764cm" fo:margin-right="1.76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0.99cm" fo:page-height="29.704cm" style:num-format="1" style:print-orientation="portrait" fo:margin-top="1.905cm" fo:margin-bottom="0.494cm" fo:margin-left="1.764cm" fo:margin-right="1.76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4">
      <style:page-layout-properties fo:page-width="20.99cm" fo:page-height="29.704cm" style:num-format="1" style:print-orientation="portrait" fo:margin-top="1.94cm" fo:margin-bottom="0.494cm" fo:margin-left="1.764cm" fo:margin-right="1.76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  <style:master-page style:name="MP1" style:page-layout-name="Mpm3" draw:style-name="Mdp1"/>
    <style:master-page style:name="MP2" style:page-layout-name="Mpm4" draw:style-name="Mdp1"/>
    <style:master-page style:name="MP3" style:page-layout-name="Mpm4" draw:style-name="Mdp1"/>
    <style:master-page style:name="MP4" style:page-layout-name="Mpm3" draw:style-name="Mdp1"/>
    <style:master-page style:name="MP5" style:page-layout-name="Mpm3" draw:style-name="Mdp1"/>
    <style:master-page style:name="MP6" style:page-layout-name="Mpm4" draw:style-name="Mdp1"/>
    <style:master-page style:name="MP7" style:page-layout-name="Mpm4" draw:style-name="Mdp1"/>
    <style:master-page style:name="MP8" style:page-layout-name="Mpm4" draw:style-name="Mdp1"/>
    <style:master-page style:name="MP9" style:page-layout-name="Mpm4" draw:style-name="Mdp1"/>
    <style:master-page style:name="MP10" style:page-layout-name="Mpm3" draw:style-name="Mdp1"/>
    <style:master-page style:name="MP11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title>Merged with PDFCreator Online</dc:title>
    <meta:creation-date>2024-07-16T01:33:00Z</meta:creation-date>
    <dc:date>2024-07-15T15:40:15.378712436</dc:date>
    <meta:editing-cycles>4</meta:editing-cycles>
    <meta:editing-duration>PT6M12S</meta:editing-duration>
    <meta:document-statistic meta:table-count="2" meta:image-count="0" meta:object-count="0" meta:page-count="12" meta:paragraph-count="290" meta:word-count="857" meta:character-count="4537" meta:non-whitespace-character-count="3966"/>
    <meta:user-defined meta:name="Created" meta:value-type="date">2024-07-15T00:00:00Z</meta:user-defined>
    <meta:user-defined meta:name="Creator">PDFCreator Online (www.pdfforge.org/online)</meta:user-defined>
    <meta:user-defined meta:name="LastSaved" meta:value-type="date">2024-07-16T00:00:00Z</meta:user-defined>
    <meta:user-defined meta:name="Producer">PDFCreator Online (www.pdfforge.org/online)</meta:user-defined>
    <meta:template xlink:type="simple" xlink:actuate="onRequest" xlink:title="" xlink:href="../../../../../../Downloads/README%20(1).odt/Normal.dotm"/>
  </office:meta>
</office:document-meta>
</file>